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7cm"/>
    </style:style>
    <style:style style:name="co11" style:family="table-column">
      <style:table-column-properties fo:break-before="auto" style:column-width="4.029cm"/>
    </style:style>
    <style:style style:name="co12" style:family="table-column">
      <style:table-column-properties fo:break-before="auto" style:column-width="5.161cm"/>
    </style:style>
    <style:style style:name="co13" style:family="table-column">
      <style:table-column-properties fo:break-before="auto" style:column-width="4.161cm"/>
    </style:style>
    <style:style style:name="co14" style:family="table-column">
      <style:table-column-properties fo:break-before="auto" style:column-width="4.523cm"/>
    </style:style>
    <style:style style:name="co15" style:family="table-column">
      <style:table-column-properties fo:break-before="auto" style:column-width="5.105cm"/>
    </style:style>
    <style:style style:name="co9" style:family="table-column">
      <style:table-column-properties fo:break-before="auto" style:column-width="2cm"/>
    </style:style>
    <style:style style:name="co16" style:family="table-column">
      <style:table-column-properties fo:break-before="auto" style:column-width="9.999cm"/>
    </style:style>
    <style:style style:name="co17" style:family="table-column">
      <style:table-column-properties fo:break-before="auto" style:column-width="3cm"/>
    </style:style>
    <style:style style:name="co18" style:family="table-column">
      <style:table-column-properties fo:break-before="auto" style:column-width="4.272cm"/>
    </style:style>
    <style:style style:name="co19" style:family="table-column">
      <style:table-column-properties fo:break-before="auto" style:column-width="7.999cm"/>
    </style:style>
    <style:style style:name="co20" style:family="table-column">
      <style:table-column-properties fo:break-before="auto" style:column-width="6.001cm"/>
    </style:style>
    <style:style style:name="co21" style:family="table-column">
      <style:table-column-properties fo:break-before="auto" style:column-width="12cm"/>
    </style:style>
    <style:style style:name="co22" style:family="table-column">
      <style:table-column-properties fo:break-before="auto" style:column-width="15cm"/>
    </style:style>
    <style:style style:name="ro3" style:family="table-row">
      <style:table-row-properties style:row-height="1.104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7" style:family="table-cell" style:parent-style-name="Default">
      <style:table-cell-properties fo:background-color="#ffff66" style:text-align-source="fix" style:repeat-content="false" fo:wrap-option="wrap" fo:border="0.06pt solid #000000" style:vertical-align="top"/>
      <style:paragraph-properties fo:text-align="center" fo:margin-left="0cm"/>
      <style:text-properties style:text-position="" style:font-name-asian="メイリオ"/>
    </style:style>
    <style:style style:name="ce68" style:family="table-cell" style:parent-style-name="Default">
      <style:table-cell-properties fo:border="0.06pt solid #000000" style:vertical-align="top"/>
      <style:text-properties style:text-position="" style:font-name-asian="メイリオ"/>
    </style:style>
    <style:style style:name="ce69" style:family="table-cell" style:parent-style-name="Default">
      <style:table-cell-properties style:vertical-align="top"/>
      <style:text-properties style:text-position="" style:font-name-asian="メイリオ"/>
    </style:style>
    <style:style style:name="ce70" style:family="table-cell" style:parent-style-name="Default">
      <style:table-cell-properties fo:background-color="#ffff66" style:text-align-source="fix" style:repeat-content="false" fo:wrap-option="wrap" fo:border="0.06pt solid #000000" style:vertical-align="top"/>
      <style:paragraph-properties fo:text-align="center" fo:margin-left="0cm"/>
      <style:text-properties style:text-position="" style:font-name="メイリオ" style:font-name-asian="メイリオ" style:font-name-complex="Tahoma"/>
    </style:style>
    <style:style style:name="ce71" style:family="table-cell" style:parent-style-name="Default">
      <style:table-cell-properties fo:border="0.06pt solid #000000" style:vertical-align="top"/>
      <style:text-properties style:text-position="" style:font-name="メイリオ" style:font-name-asian="メイリオ" style:font-name-complex="Tahoma"/>
    </style:style>
    <style:style style:name="ce72" style:family="table-cell" style:parent-style-name="Default">
      <style:table-cell-properties fo:wrap-option="wrap" style:vertical-align="top"/>
      <style:text-properties style:text-position="" style:font-name-asian="メイリオ"/>
    </style:style>
    <style:style style:name="ce7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ＭＳ ゴシック" style:font-name-asian="ＭＳ ゴシック"/>
    </style:style>
    <style:style style:name="ce8" style:family="table-cell" style:parent-style-name="Default">
      <style:table-cell-properties style:glyph-orientation-vertical="0" fo:border-bottom="none" fo:background-color="#ffff99" style:text-align-source="fix" style:repeat-content="false" fo:wrap-option="wrap" fo:border-left="0.06pt solid #000000" style:direction="ltr" fo:border-right="0.06pt solid #000000" fo:border-top="0.06pt solid #000000" style:vertical-align="top"/>
      <style:paragraph-properties fo:text-align="center"/>
      <style:text-properties style:font-name="ＭＳ ゴシック" style:font-name-asian="ＭＳ ゴシック"/>
    </style:style>
    <style:style style:name="ce9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wrap" fo:border-left="0.06pt solid #000000" style:direction="ltr" fo:border-right="0.06pt solid #000000" fo:border-top="none" style:vertical-align="top"/>
      <style:paragraph-properties fo:text-align="center"/>
      <style:text-properties style:font-name="ＭＳ ゴシック" style:font-name-asian="ＭＳ ゴシック"/>
    </style:style>
    <style:style style:name="ce10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</style:style>
    <style:style style:name="ce11" style:family="table-cell" style:parent-style-name="Default">
      <style:table-cell-properties fo:wrap-option="wrap" style:vertical-align="top"/>
      <style:text-properties style:font-name="ＭＳ ゴシック" style:font-name-asian="ＭＳ ゴシック"/>
    </style:style>
    <style:style style:name="ce12" style:family="table-cell" style:parent-style-name="Default">
      <style:table-cell-properties style:glyph-orientation-vertical="0" fo:background-color="#ffff99" style:text-align-source="fix" style:repeat-content="false" fo:wrap-option="wrap" fo:border="0.06pt solid #000000" style:direction="ltr" style:vertical-align="top"/>
      <style:paragraph-properties fo:text-align="center"/>
      <style:text-properties style:font-name="ＭＳ ゴシック" style:font-name-asian="ＭＳ ゴシック"/>
    </style:style>
    <style:style style:name="ce13" style:family="table-cell" style:parent-style-name="Default">
      <style:table-cell-properties fo:border-bottom="none" fo:background-color="#ffff99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style:font-name-asian="ＭＳ ゴシック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ＭＳ ゴシック" style:font-name-asian="ＭＳ ゴシック"/>
    </style:style>
    <style:style style:name="ce15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 style:font-name-complex="Tahoma"/>
    </style:style>
    <style:style style:name="ce16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/>
      <style:text-properties style:font-name="ＭＳ ゴシック" style:font-name-asian="ＭＳ ゴシック"/>
    </style:style>
    <style:style style:name="ce17" style:family="table-cell" style:parent-style-name="Default">
      <style:table-cell-properties fo:border-bottom="none" fo:background-color="#ffd32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style:font-name-asian="ＭＳ ゴシック"/>
    </style:style>
    <style:style style:name="ce18" style:family="table-cell" style:parent-style-name="Default">
      <style:table-cell-properties fo:border-bottom="0.06pt solid #000000" fo:background-color="#ffd320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ＭＳ ゴシック" style:font-name-asian="ＭＳ ゴシック"/>
    </style:style>
    <style:style style:name="ce19" style:family="table-cell" style:parent-style-name="Default">
      <style:table-cell-properties fo:background-color="#ffd320" fo:wrap-option="wrap" fo:border="0.06pt solid #000000" style:vertical-align="top"/>
      <style:text-properties style:font-name="ＭＳ ゴシック" style:font-name-asian="ＭＳ ゴシック"/>
    </style:style>
    <style:style style:name="ce20" style:family="table-cell" style:parent-style-name="Default">
      <style:table-cell-properties fo:background-color="#e6e64c" style:text-align-source="fix" style:repeat-content="false" fo:wrap-option="wrap" fo:border="0.06pt solid #000000" style:vertical-align="middle"/>
      <style:paragraph-properties fo:text-align="center"/>
      <style:text-properties style:font-name="ＭＳ ゴシック" style:font-name-asian="ＭＳ ゴシック"/>
    </style:style>
    <style:style style:name="ce21" style:family="table-cell" style:parent-style-name="Default">
      <style:table-cell-properties fo:border-bottom="none" fo:background-color="#e6e64c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style:font-name-asian="ＭＳ ゴシック"/>
    </style:style>
    <style:style style:name="ce22" style:family="table-cell" style:parent-style-name="Default">
      <style:table-cell-properties fo:border-bottom="0.06pt solid #000000" fo:background-color="#e6e64c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ＭＳ ゴシック" style:font-name-asian="ＭＳ ゴシック"/>
    </style:style>
    <style:style style:name="ce23" style:family="table-cell" style:parent-style-name="Default" style:data-style-name="N100">
      <style:table-cell-properties fo:wrap-option="wrap" fo:border="0.06pt solid #000000" style:vertical-align="top"/>
      <style:text-properties style:font-name="ＭＳ ゴシック" style:font-name-asian="ＭＳ ゴシック"/>
    </style:style>
    <style:style style:name="ce24" style:family="table-cell" style:parent-style-name="Default">
      <style:table-cell-properties fo:background-color="#e6e64c" fo:wrap-option="wrap" fo:border="0.06pt solid #000000" style:vertical-align="top"/>
      <style:text-properties style:font-name="ＭＳ ゴシック" style:font-name-asian="ＭＳ ゴシック"/>
    </style:style>
    <style:style style:name="ce25" style:family="table-cell" style:parent-style-name="Default">
      <style:table-cell-properties fo:background-color="#ccffff" style:text-align-source="fix" style:repeat-content="false" fo:wrap-option="wrap" fo:border="0.06pt solid #000000" style:vertical-align="top"/>
      <style:paragraph-properties fo:text-align="center"/>
      <style:text-properties style:font-name="ＭＳ ゴシック" style:font-name-asian="ＭＳ ゴシック"/>
    </style:style>
    <style:style style:name="ce26" style:family="table-cell" style:parent-style-name="Default">
      <style:table-cell-properties fo:border-bottom="none" fo:background-color="#ccffff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style:font-name-asian="ＭＳ ゴシック"/>
    </style:style>
    <style:style style:name="ce27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ＭＳ ゴシック" style:font-name-asian="ＭＳ ゴシック"/>
    </style:style>
    <style:style style:name="ce28" style:family="table-cell" style:parent-style-name="Default">
      <style:table-cell-properties fo:background-color="#ccffff" fo:wrap-option="wrap" fo:border="0.06pt solid #000000" style:vertical-align="top"/>
      <style:text-properties style:font-name="ＭＳ ゴシック" style:font-name-asian="ＭＳ ゴシック"/>
    </style:style>
    <style:style style:name="ce29" style:family="table-cell" style:parent-style-name="Default">
      <style:table-cell-properties style:glyph-orientation-vertical="0" fo:background-color="#e6ff00" style:text-align-source="fix" style:repeat-content="false" fo:wrap-option="wrap" fo:border="0.06pt solid #000000" style:direction="ltr" style:vertical-align="middle"/>
      <style:paragraph-properties fo:text-align="center"/>
      <style:text-properties style:font-name="ＭＳ ゴシック" style:font-name-asian="ＭＳ ゴシック"/>
    </style:style>
    <style:style style:name="ce30" style:family="table-cell" style:parent-style-name="Default">
      <style:table-cell-properties fo:border-bottom="none" fo:background-color="#e6ff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style:font-name-asian="ＭＳ ゴシック"/>
    </style:style>
    <style:style style:name="ce31" style:family="table-cell" style:parent-style-name="Default">
      <style:table-cell-properties fo:border-bottom="0.06pt solid #000000" fo:background-color="#e6ff00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ＭＳ ゴシック" style:font-name-asian="ＭＳ ゴシック"/>
    </style:style>
    <style:style style:name="ce32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Q4]=&quot;無効&quot;;1;0))" style:apply-style-name="無効" style:base-cell-address="ルート証明書.Q4"/>
    </style:style>
    <style:style style:name="ce33" style:family="table-cell" style:parent-style-name="Default">
      <style:table-cell-properties style:glyph-orientation-vertical="0" fo:background-color="#e6ff00" style:text-align-source="fix" style:repeat-content="false" fo:wrap-option="wrap" fo:border="0.06pt solid #000000" style:direction="ltr" style:vertical-align="middle"/>
      <style:paragraph-properties fo:text-align="center" fo:margin-left="0cm"/>
      <style:text-properties style:font-name="ＭＳ ゴシック" style:font-name-asian="ＭＳ ゴシック"/>
    </style:style>
    <style:style style:name="ce34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Q4]=&quot;無効&quot;;1;0))" style:apply-style-name="無効" style:base-cell-address="ルート証明書.Q4"/>
    </style:style>
    <style:style style:name="ce35" style:family="table-cell" style:parent-style-name="Default">
      <style:table-cell-properties style:glyph-orientation-vertical="0" fo:background-color="#e6ff00" style:text-align-source="fix" style:repeat-content="false" fo:wrap-option="wrap" fo:border="0.06pt solid #000000" style:direction="ltr" style:vertical-align="top"/>
      <style:paragraph-properties fo:text-align="center" fo:margin-left="0cm"/>
      <style:text-properties style:font-name="ＭＳ ゴシック" style:font-name-asian="ＭＳ ゴシック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Q4]=&quot;無効&quot;;1;0))" style:apply-style-name="無効" style:base-cell-address="ルート証明書.Q4"/>
    </style:style>
    <style:style style:name="ce37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Q4]=&quot;無効&quot;;1;0))" style:apply-style-name="無効" style:base-cell-address="ルート証明書.Q4"/>
    </style:style>
    <style:style style:name="ce38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Q4]=&quot;無効&quot;;1;0))" style:apply-style-name="無効" style:base-cell-address="ルート証明書.Q4"/>
    </style:style>
    <style:style style:name="ce39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Q4]=&quot;無効&quot;;1;0))" style:apply-style-name="無効" style:base-cell-address="ルート証明書.Q4"/>
    </style:style>
    <style:style style:name="ce40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 style:font-name-complex="Tahoma"/>
      <style:map style:condition="is-true-formula(IF([.$Q4]=&quot;無効&quot;;1;0))" style:apply-style-name="無効" style:base-cell-address="ルート証明書.Q4"/>
    </style:style>
    <style:style style:name="ce41" style:family="table-cell" style:parent-style-name="Default">
      <style:table-cell-properties style:glyph-orientation-vertical="0" fo:background-color="#ff8080" style:text-align-source="fix" style:repeat-content="false" fo:wrap-option="wrap" fo:border="0.06pt solid #000000" style:direction="ltr" style:vertical-align="top"/>
      <style:paragraph-properties fo:text-align="center"/>
      <style:text-properties style:font-name="ＭＳ ゴシック" style:font-name-asian="ＭＳ ゴシック"/>
    </style:style>
    <style:style style:name="ce42" style:family="table-cell" style:parent-style-name="Default">
      <style:table-cell-properties fo:border-bottom="none" fo:background-color="#ff808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style:font-name-asian="ＭＳ ゴシック"/>
    </style:style>
    <style:style style:name="ce43" style:family="table-cell" style:parent-style-name="Default">
      <style:table-cell-properties fo:border-bottom="0.06pt solid #000000" fo:background-color="#ff8080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cm"/>
      <style:text-properties style:font-name="ＭＳ ゴシック" style:font-name-asian="ＭＳ ゴシック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中間証明書.R4"/>
    </style:style>
    <style:style style:name="ce45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中間証明書.R4"/>
    </style:style>
    <style:style style:name="ce46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中間証明書.R4"/>
    </style:style>
    <style:style style:name="ce47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中間証明書.R4"/>
    </style:style>
    <style:style style:name="ce48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中間証明書.R4"/>
    </style:style>
    <style:style style:name="ce49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中間証明書.R4"/>
    </style:style>
    <style:style style:name="ce50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中間証明書.R4"/>
    </style:style>
    <style:style style:name="ce51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 style:font-name-complex="Tahoma"/>
      <style:map style:condition="is-true-formula(IF([.$R4]=&quot;無効&quot;;1;0))" style:apply-style-name="無効" style:base-cell-address="中間証明書.R4"/>
    </style:style>
    <style:style style:name="ce52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サーバ証明書.R4"/>
    </style:style>
    <style:style style:name="ce53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サーバ証明書.R4"/>
    </style:style>
    <style:style style:name="ce54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サーバ証明書.R4"/>
    </style:style>
    <style:style style:name="ce55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サーバ証明書.R4"/>
    </style:style>
    <style:style style:name="ce56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サーバ証明書.R4"/>
    </style:style>
    <style:style style:name="ce57" style:family="table-cell" style:parent-style-name="Default">
      <style:table-cell-properties fo:wrap-option="wrap" fo:border="0.06pt solid #000000" style:vertical-align="top"/>
      <style:text-properties style:font-name="ＭＳ ゴシック" style:font-name-asian="ＭＳ ゴシック"/>
      <style:map style:condition="is-true-formula(IF([.$R4]=&quot;無効&quot;;1;0))" style:apply-style-name="無効" style:base-cell-address="サーバ証明書.R4"/>
    </style:style>
    <style:style style:name="ce5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style:font-name="ＭＳ ゴシック" style:font-name-asian="ＭＳ ゴシック"/>
    </style:style>
    <style:style style:name="ce59" style:family="table-cell" style:parent-style-name="Default">
      <style:text-properties style:font-name="ＭＳ ゴシック" style:font-name-asian="ＭＳ ゴシック"/>
    </style:style>
    <style:style style:name="ce60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style:font-name="ＭＳ ゴシック" style:font-name-asian="ＭＳ ゴシック"/>
    </style:style>
    <style:style style:name="ce61" style:family="table-cell" style:parent-style-name="Default">
      <style:table-cell-properties fo:border-bottom="none" fo:background-color="#ffd32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ＭＳ ゴシック" style:font-name-asian="ＭＳ ゴシック"/>
    </style:style>
    <style:style style:name="ce62" style:family="table-cell" style:parent-style-name="Default">
      <style:table-cell-properties fo:border-bottom="0.06pt solid #000000" fo:background-color="#ffd320" fo:border-left="0.06pt solid #000000" fo:border-right="0.06pt solid #000000" fo:border-top="none"/>
      <style:text-properties style:font-name="ＭＳ ゴシック" style:font-name-asian="ＭＳ ゴシック"/>
    </style:style>
    <style:style style:name="ce63" style:family="table-cell" style:parent-style-name="Default">
      <style:table-cell-properties fo:border="0.06pt solid #000000"/>
      <style:text-properties style:font-name="ＭＳ ゴシック" style:font-name-asian="ＭＳ ゴシック"/>
    </style:style>
    <style:style style:name="ce64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style:font-name="ＭＳ ゴシック" style:font-name-asian="ＭＳ ゴシック"/>
    </style:style>
  </office:automatic-styles>
  <office:body>
    <office:spreadsheet>
      <table:content-validations>
        <table:content-validation table:name="val1" table:condition="of:cell-content-is-in-list(鍵種別)" table:allow-empty-cell="true" table:display-list="unsorted" table:base-cell-address="ルート証明書.C4"/>
        <table:content-validation table:name="val2" table:condition="of:cell-content-is-in-list(鍵長)" table:allow-empty-cell="true" table:display-list="unsorted" table:base-cell-address="ルート証明書.D4"/>
        <table:content-validation table:name="val3" table:condition="of:cell-content-is-in-list(#NAME?)" table:allow-empty-cell="true" table:display-list="unsorted" table:base-cell-address="ルート証明書.E4"/>
        <table:content-validation table:name="val4" table:condition="of:cell-content-is-in-list(&quot;無効&quot;;&quot;有効&quot;)" table:allow-empty-cell="true" table:display-list="unsorted" table:base-cell-address="ルート証明書.Q4"/>
        <table:content-validation table:name="val5" table:condition="of:cell-content-is-in-list(basicConstraints)" table:allow-empty-cell="true" table:display-list="unsorted" table:base-cell-address="ルート証明書.R16"/>
        <table:content-validation table:name="val6" table:condition="of:cell-content-is-in-list(keyUsage)" table:allow-empty-cell="true" table:display-list="unsorted" table:base-cell-address="ルート証明書.S4"/>
        <table:content-validation table:name="val7" table:condition="of:cell-content-is-in-list(extendedKeyUsage)" table:allow-empty-cell="true" table:display-list="unsorted" table:base-cell-address="ルート証明書.T16"/>
        <table:content-validation table:name="val8" table:condition="of:cell-content-is-in-list(subjectKeyIdentifier)" table:allow-empty-cell="true" table:display-list="unsorted" table:base-cell-address="ルート証明書.U16"/>
        <table:content-validation table:name="val9" table:condition="of:cell-content-is-in-list(authorityKeyIdentifier)" table:allow-empty-cell="true" table:display-list="unsorted" table:base-cell-address="ルート証明書.V4"/>
        <table:content-validation table:name="val10" table:condition="of:cell-content-is-in-list(メッセージダイジェスト)" table:allow-empty-cell="true" table:display-list="unsorted" table:base-cell-address="中間証明書.F4"/>
        <table:content-validation table:name="val11" table:condition="of:cell-content-is-in-list(keyUsage)" table:allow-empty-cell="true" table:display-list="unsorted" table:base-cell-address="ルート証明書.S16"/>
        <table:content-validation table:name="val12" table:condition="of:cell-content-is-in-list((ルート証明書~中間証明書))" table:allow-empty-cell="false" table:display-list="unsorted" table:base-cell-address="サーバ証明書.C4"/>
        <table:content-validation table:name="val13" table:condition="of:cell-content-is-in-list(サーバ証明書)" table:allow-empty-cell="false" table:display-list="unsorted" table:base-cell-address="証明書チェイン.C16"/>
        <table:content-validation table:name="val14" table:condition="of:cell-content-is-in-list(中間証明書)" table:allow-empty-cell="false" table:display-list="unsorted" table:base-cell-address="証明書チェイン.F16"/>
        <table:content-validation table:name="val15" table:condition="of:cell-content-is-in-list(ルート証明書)" table:allow-empty-cell="false" table:display-list="unsorted" table:base-cell-address="証明書チェイン.G4"/>
      </table:content-validations>
      <table:table table:name="ルート証明書" table:style-name="ta1" table:print="false">
        <office:forms form:automatic-focus="false" form:apply-design-mode="false"/>
        <table:table-column table:style-name="co9" table:default-cell-style-name="ce11"/>
        <table:table-column table:style-name="co16" table:default-cell-style-name="ce11"/>
        <table:table-column table:style-name="co17" table:number-columns-repeated="3" table:default-cell-style-name="ce11"/>
        <table:table-column table:style-name="co18" table:default-cell-style-name="ce11"/>
        <table:table-column table:style-name="co17" table:number-columns-repeated="8" table:default-cell-style-name="ce11"/>
        <table:table-column table:style-name="co19" table:default-cell-style-name="ce11"/>
        <table:table-column table:style-name="co20" table:default-cell-style-name="ce11"/>
        <table:table-column table:style-name="co7" table:default-cell-style-name="ce11"/>
        <table:table-column table:style-name="co19" table:default-cell-style-name="ce11"/>
        <table:table-column table:style-name="co21" table:default-cell-style-name="ce11"/>
        <table:table-column table:style-name="co19" table:number-columns-repeated="3" table:default-cell-style-name="ce11"/>
        <table:table-column table:style-name="co7" table:number-columns-repeated="1002" table:default-cell-style-name="ce11"/>
        <table:table-row table:style-name="ro1">
          <table:table-cell table:style-name="ce7" office:value-type="string" table:number-columns-spanned="2" table:number-rows-spanned="1">
            <text:p>制御情報</text:p>
          </table:table-cell>
          <table:covered-table-cell table:style-name="ce12"/>
          <table:table-cell table:style-name="ce16" office:value-type="string" table:number-columns-spanned="3" table:number-rows-spanned="1">
            <text:p>セキュリティ設定</text:p>
          </table:table-cell>
          <table:covered-table-cell table:number-columns-repeated="2" table:style-name="ce19"/>
          <table:table-cell table:style-name="ce20" office:value-type="string" table:number-columns-spanned="2" table:number-rows-spanned="1">
            <text:p>有効期限開始日</text:p>
          </table:table-cell>
          <table:covered-table-cell table:style-name="ce24"/>
          <table:table-cell table:style-name="ce25" office:value-type="string" table:number-columns-spanned="9" table:number-rows-spanned="1">
            <text:p>サブジェクト(証明書の所有者)</text:p>
          </table:table-cell>
          <table:covered-table-cell table:number-columns-repeated="6" table:style-name="ce28"/>
          <table:covered-table-cell table:style-name="ce25"/>
          <table:covered-table-cell table:style-name="ce28"/>
          <table:table-cell table:style-name="ce29" office:value-type="string" table:number-columns-spanned="6" table:number-rows-spanned="1">
            <text:p>X.509証明書 v3拡張</text:p>
          </table:table-cell>
          <table:covered-table-cell table:style-name="ce33"/>
          <table:covered-table-cell table:number-columns-repeated="4" table:style-name="ce35"/>
          <table:table-cell table:number-columns-repeated="1002"/>
        </table:table-row>
        <table:table-row table:style-name="ro4">
          <table:table-cell table:style-name="ce8" office:value-type="string">
            <text:p>No</text:p>
          </table:table-cell>
          <table:table-cell table:style-name="ce13" office:value-type="string">
            <text:p>名称</text:p>
          </table:table-cell>
          <table:table-cell table:style-name="ce17" office:value-type="string">
            <text:p>鍵種別</text:p>
          </table:table-cell>
          <table:table-cell table:style-name="ce17" office:value-type="string">
            <text:p>鍵長</text:p>
          </table:table-cell>
          <table:table-cell table:style-name="ce17" office:value-type="string">
            <text:p>メッセージダイジェスト</text:p>
          </table:table-cell>
          <table:table-cell table:style-name="ce21" office:value-type="string">
            <text:p>開始日</text:p>
          </table:table-cell>
          <table:table-cell table:style-name="ce21" office:value-type="string">
            <text:p>日数</text:p>
          </table:table-cell>
          <table:table-cell table:style-name="ce26" office:value-type="string">
            <text:p>countryName</text:p>
          </table:table-cell>
          <table:table-cell table:style-name="ce26" office:value-type="string">
            <text:p>stateOrProvinceName</text:p>
          </table:table-cell>
          <table:table-cell table:style-name="ce26" office:value-type="string">
            <text:p>localityName</text:p>
          </table:table-cell>
          <table:table-cell table:style-name="ce26" office:value-type="string">
            <text:p>0.organizationName</text:p>
          </table:table-cell>
          <table:table-cell table:style-name="ce26" office:value-type="string">
            <text:p>1.organizationName</text:p>
          </table:table-cell>
          <table:table-cell table:style-name="ce26" office:value-type="string">
            <text:p>0.organizationalUnitName</text:p>
          </table:table-cell>
          <table:table-cell table:style-name="ce26" office:value-type="string">
            <text:p>1.organizationalUnitName</text:p>
          </table:table-cell>
          <table:table-cell table:style-name="ce26" office:value-type="string">
            <text:p>commonName</text:p>
          </table:table-cell>
          <table:table-cell table:style-name="ce26" office:value-type="string">
            <text:p>emailAddress</text:p>
          </table:table-cell>
          <table:table-cell table:style-name="ce30" office:value-type="string">
            <text:p>v3拡張有無</text:p>
          </table:table-cell>
          <table:table-cell table:style-name="ce30" office:value-type="string">
            <text:p>basicConstraints</text:p>
          </table:table-cell>
          <table:table-cell table:style-name="ce30" office:value-type="string">
            <text:p>keyUsage</text:p>
          </table:table-cell>
          <table:table-cell table:style-name="ce30" office:value-type="string">
            <text:p>extendedKeyUsage</text:p>
          </table:table-cell>
          <table:table-cell table:style-name="ce30" office:value-type="string">
            <text:p>subjectKeyIdentifier</text:p>
          </table:table-cell>
          <table:table-cell table:style-name="ce30" office:value-type="string">
            <text:p>authorityKeyIdentifier</text:p>
          </table:table-cell>
          <table:table-cell table:number-columns-repeated="1002"/>
        </table:table-row>
        <table:table-row table:style-name="ro1">
          <table:table-cell table:style-name="ce9"/>
          <table:table-cell table:style-name="ce14"/>
          <table:table-cell table:style-name="ce18" table:number-columns-repeated="3"/>
          <table:table-cell table:style-name="ce22" office:value-type="string">
            <text:p>(yyyy/mm/dd hh:dd)</text:p>
          </table:table-cell>
          <table:table-cell table:style-name="ce22"/>
          <table:table-cell table:style-name="ce27" office:value-type="string">
            <text:p>(国名)</text:p>
          </table:table-cell>
          <table:table-cell table:style-name="ce27" office:value-type="string">
            <text:p>(県名/州名)</text:p>
          </table:table-cell>
          <table:table-cell table:style-name="ce27" office:value-type="string">
            <text:p>(都市名)</text:p>
          </table:table-cell>
          <table:table-cell table:style-name="ce27" office:value-type="string">
            <text:p>(団体名)</text:p>
          </table:table-cell>
          <table:table-cell table:style-name="ce27" office:value-type="string">
            <text:p>(団体名の拡張)</text:p>
          </table:table-cell>
          <table:table-cell table:style-name="ce27" office:value-type="string">
            <text:p>(組織名)</text:p>
          </table:table-cell>
          <table:table-cell table:style-name="ce27" office:value-type="string">
            <text:p>(組織名の拡張)</text:p>
          </table:table-cell>
          <table:table-cell table:style-name="ce27" office:value-type="string">
            <text:p>(一般名) Max:64文字</text:p>
          </table:table-cell>
          <table:table-cell table:style-name="ce27" office:value-type="string">
            <text:p>(メールアドレス)</text:p>
          </table:table-cell>
          <table:table-cell table:style-name="ce31"/>
          <table:table-cell table:style-name="ce31" office:value-type="string">
            <text:p>(基本的制約)</text:p>
          </table:table-cell>
          <table:table-cell table:style-name="ce31" office:value-type="string">
            <text:p>(鍵の用途)</text:p>
          </table:table-cell>
          <table:table-cell table:style-name="ce31" office:value-type="string">
            <text:p>(鍵用途の拡張)</text:p>
          </table:table-cell>
          <table:table-cell table:style-name="ce31" office:value-type="string">
            <text:p>（サブジェクト鍵の識別子）</text:p>
          </table:table-cell>
          <table:table-cell table:style-name="ce31" office:value-type="string">
            <text:p>(認証局鍵の識別子)</text:p>
          </table:table-cell>
          <table:table-cell table:number-columns-repeated="100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R_RSA_0512_md5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3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0" office:value-type="string">
            <text:p>R_RSA_0512_md5_v1.example.com</text:p>
          </table:table-cell>
          <table:table-cell table:style-name="ce23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5" office:value-type="string">
            <text:p>R_RSA_1024_sha1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3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R_RSA_1024_sha1_v1.example.com</text:p>
          </table:table-cell>
          <table:table-cell table:style-name="ce23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40" table:content-validation-name="val9"/>
          <table:table-cell table:number-columns-repeated="1002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0" office:value-type="string">
            <text:p>R_RSA_2048_sha256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3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0" office:value-type="string">
            <text:p>R_RSA_2048_sha256_v1.example.com</text:p>
          </table:table-cell>
          <table:table-cell table:style-name="ce23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40" table:content-validation-name="val9"/>
          <table:table-cell table:number-columns-repeated="1002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string">
            <text:p>R_RSA_1024_md5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3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0" office:value-type="string">
            <text:p>R_RSA_1024_md5_v3.example.com</text:p>
          </table:table-cell>
          <table:table-cell table:style-name="ce23"/>
          <table:table-cell table:style-name="ce32" table:content-validation-name="val4" office:value-type="string">
            <text:p>有効</text:p>
          </table:table-cell>
          <table:table-cell table:style-name="ce34" table:content-validation-name="val5" office:value-type="string">
            <text:p>CA:TRUE</text:p>
          </table:table-cell>
          <table:table-cell table:style-name="ce36" table:content-validation-name="val6" office:value-type="string">
            <text:p>nonRepudiation, digitalSignature, keyEncipherment</text:p>
          </table:table-cell>
          <table:table-cell table:style-name="ce37" table:content-validation-name="val7"/>
          <table:table-cell table:style-name="ce38" table:content-validation-name="val8" office:value-type="string">
            <text:p>hash</text:p>
          </table:table-cell>
          <table:table-cell table:style-name="ce39" table:content-validation-name="val9" office:value-type="string">
            <text:p>keyid:always,issuer:always</text:p>
          </table:table-cell>
          <table:table-cell table:number-columns-repeated="1002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5" office:value-type="string">
            <text:p>R_RSA_2048_sha1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3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R_RSA_2048_sha1_v3.example.com</text:p>
          </table:table-cell>
          <table:table-cell table:style-name="ce23"/>
          <table:table-cell table:style-name="ce32" table:content-validation-name="val4" office:value-type="string">
            <text:p>有効</text:p>
          </table:table-cell>
          <table:table-cell table:style-name="ce34" table:content-validation-name="val5" office:value-type="string">
            <text:p>CA:TRUE</text:p>
          </table:table-cell>
          <table:table-cell table:style-name="ce36" table:content-validation-name="val6" office:value-type="string">
            <text:p>nonRepudiation, digitalSignature, keyEncipherment</text:p>
          </table:table-cell>
          <table:table-cell table:style-name="ce37" table:content-validation-name="val7"/>
          <table:table-cell table:style-name="ce38" table:content-validation-name="val8" office:value-type="string">
            <text:p>hash</text:p>
          </table:table-cell>
          <table:table-cell table:style-name="ce40" table:content-validation-name="val9" office:value-type="string">
            <text:p>keyid:always,issuer:always</text:p>
          </table:table-cell>
          <table:table-cell table:number-columns-repeated="1002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0" office:value-type="string">
            <text:p>R_RSA_0512_sha256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3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0" office:value-type="string">
            <text:p>R_RSA_0512_sha256_v3.example.com</text:p>
          </table:table-cell>
          <table:table-cell table:style-name="ce23"/>
          <table:table-cell table:style-name="ce32" table:content-validation-name="val4" office:value-type="string">
            <text:p>有効</text:p>
          </table:table-cell>
          <table:table-cell table:style-name="ce34" table:content-validation-name="val5" office:value-type="string">
            <text:p>CA:TRUE</text:p>
          </table:table-cell>
          <table:table-cell table:style-name="ce36" table:content-validation-name="val6" office:value-type="string">
            <text:p>nonRepudiation, digitalSignature, keyEncipherment</text:p>
          </table:table-cell>
          <table:table-cell table:style-name="ce37" table:content-validation-name="val7"/>
          <table:table-cell table:style-name="ce38" table:content-validation-name="val8" office:value-type="string">
            <text:p>hash</text:p>
          </table:table-cell>
          <table:table-cell table:style-name="ce40" table:content-validation-name="val9" office:value-type="string">
            <text:p>keyid:always,issuer:always</text:p>
          </table:table-cell>
          <table:table-cell table:number-columns-repeated="1002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office:value-type="string">
            <text:p>R_DSA_1024_sha1_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3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R_DSA_1024_sha1_v1.example.com</text:p>
          </table:table-cell>
          <table:table-cell table:style-name="ce23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40" table:content-validation-name="val9"/>
          <table:table-cell table:number-columns-repeated="1002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0" office:value-type="string">
            <text:p>R_DSA_2048_sha256_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3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0" office:value-type="string">
            <text:p>R_DSA_2048_sha256_v1.example.com</text:p>
          </table:table-cell>
          <table:table-cell table:style-name="ce23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40" table:content-validation-name="val9"/>
          <table:table-cell table:number-columns-repeated="1002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office:value-type="string">
            <text:p>R_DSA_2048_sha1_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3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R_DSA_2048_sha1_v3.example.com</text:p>
          </table:table-cell>
          <table:table-cell table:style-name="ce23"/>
          <table:table-cell table:style-name="ce32" table:content-validation-name="val4" office:value-type="string">
            <text:p>有効</text:p>
          </table:table-cell>
          <table:table-cell table:style-name="ce34" table:content-validation-name="val5" office:value-type="string">
            <text:p>CA:TRUE</text:p>
          </table:table-cell>
          <table:table-cell table:style-name="ce36" table:content-validation-name="val6" office:value-type="string">
            <text:p>nonRepudiation, digitalSignature, keyEncipherment</text:p>
          </table:table-cell>
          <table:table-cell table:style-name="ce37" table:content-validation-name="val7"/>
          <table:table-cell table:style-name="ce38" table:content-validation-name="val8" office:value-type="string">
            <text:p>hash</text:p>
          </table:table-cell>
          <table:table-cell table:style-name="ce40" table:content-validation-name="val9" office:value-type="string">
            <text:p>keyid:always,issuer:always</text:p>
          </table:table-cell>
          <table:table-cell table:number-columns-repeated="1002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0" office:value-type="string">
            <text:p>R_DSA_1024_sha256_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3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0" office:value-type="string">
            <text:p>R_DSA_1024_sha256_v3.example.com</text:p>
          </table:table-cell>
          <table:table-cell table:style-name="ce23"/>
          <table:table-cell table:style-name="ce32" table:content-validation-name="val4" office:value-type="string">
            <text:p>有効</text:p>
          </table:table-cell>
          <table:table-cell table:style-name="ce34" table:content-validation-name="val5" office:value-type="string">
            <text:p>CA:TRUE</text:p>
          </table:table-cell>
          <table:table-cell table:style-name="ce36" table:content-validation-name="val6" office:value-type="string">
            <text:p>nonRepudiation, digitalSignature, keyEncipherment</text:p>
          </table:table-cell>
          <table:table-cell table:style-name="ce37" table:content-validation-name="val7"/>
          <table:table-cell table:style-name="ce38" table:content-validation-name="val8" office:value-type="string">
            <text:p>hash</text:p>
          </table:table-cell>
          <table:table-cell table:style-name="ce40" table:content-validation-name="val9" office:value-type="string">
            <text:p>keyid:always,issuer:always</text:p>
          </table:table-cell>
          <table:table-cell table:number-columns-repeated="1002"/>
        </table:table-row>
        <table:table-row table:style-name="ro1">
          <table:table-cell table:style-name="ce10" office:value-type="string">
            <text:p>End</text:p>
          </table:table-cell>
          <table:table-cell table:style-name="ce10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32" table:content-validation-name="val4" office:value-type="string">
            <text:p>無効</text:p>
          </table:table-cell>
          <table:table-cell table:style-name="ce34" table:content-validation-name="val5"/>
          <table:table-cell table:style-name="ce36" table:content-validation-name="val6"/>
          <table:table-cell table:style-name="ce37" table:content-validation-name="val7"/>
          <table:table-cell table:style-name="ce38" table:content-validation-name="val8"/>
          <table:table-cell table:style-name="ce39" table:content-validation-name="val9"/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ルート証明書.Q4:ルート証明書.V48">
            <calcext:condition calcext:apply-style-name="無効" calcext:value="formula-is(IF([.$Q4]=&quot;無効&quot;;1;0))" calcext:base-cell-address="ルート証明書.Q4"/>
          </calcext:conditional-format>
        </calcext:conditional-formats>
      </table:table>
      <table:table table:name="中間証明書" table:style-name="ta1" table:print="false">
        <office:forms form:automatic-focus="false" form:apply-design-mode="false"/>
        <table:table-column table:style-name="co9" table:default-cell-style-name="ce11"/>
        <table:table-column table:style-name="co22" table:number-columns-repeated="2" table:default-cell-style-name="ce11"/>
        <table:table-column table:style-name="co17" table:number-columns-repeated="3" table:default-cell-style-name="ce11"/>
        <table:table-column table:style-name="co18" table:default-cell-style-name="ce11"/>
        <table:table-column table:style-name="co17" table:number-columns-repeated="8" table:default-cell-style-name="ce11"/>
        <table:table-column table:style-name="co22" table:default-cell-style-name="ce11"/>
        <table:table-column table:style-name="co20" table:default-cell-style-name="ce11"/>
        <table:table-column table:style-name="co7" table:default-cell-style-name="ce11"/>
        <table:table-column table:style-name="co19" table:default-cell-style-name="ce11"/>
        <table:table-column table:style-name="co16" table:default-cell-style-name="ce11"/>
        <table:table-column table:style-name="co19" table:number-columns-repeated="3" table:default-cell-style-name="ce11"/>
        <table:table-column table:style-name="co7" table:number-columns-repeated="1001" table:default-cell-style-name="ce11"/>
        <table:table-row table:style-name="ro1">
          <table:table-cell table:style-name="ce7" office:value-type="string" table:number-columns-spanned="2" table:number-rows-spanned="1">
            <text:p>制御情報</text:p>
          </table:table-cell>
          <table:covered-table-cell table:style-name="ce12"/>
          <table:table-cell table:style-name="ce41" office:value-type="string">
            <text:p>署名</text:p>
          </table:table-cell>
          <table:table-cell table:style-name="ce16" office:value-type="string" table:number-columns-spanned="3" table:number-rows-spanned="1">
            <text:p>セキュリティ設定</text:p>
          </table:table-cell>
          <table:covered-table-cell table:number-columns-repeated="2" table:style-name="ce19"/>
          <table:table-cell table:style-name="ce20" office:value-type="string" table:number-columns-spanned="2" table:number-rows-spanned="1">
            <text:p>有効期限開始日</text:p>
          </table:table-cell>
          <table:covered-table-cell table:style-name="ce24"/>
          <table:table-cell table:style-name="ce25" office:value-type="string" table:number-columns-spanned="9" table:number-rows-spanned="1">
            <text:p>サブジェクト(証明書の所有者)</text:p>
          </table:table-cell>
          <table:covered-table-cell table:number-columns-repeated="6" table:style-name="ce28"/>
          <table:covered-table-cell table:style-name="ce25"/>
          <table:covered-table-cell table:style-name="ce28"/>
          <table:table-cell table:style-name="ce29" office:value-type="string" table:number-columns-spanned="6" table:number-rows-spanned="1">
            <text:p>X.509証明書 v3拡張</text:p>
          </table:table-cell>
          <table:covered-table-cell table:style-name="ce33"/>
          <table:covered-table-cell table:number-columns-repeated="4" table:style-name="ce35"/>
          <table:table-cell table:number-columns-repeated="1001"/>
        </table:table-row>
        <table:table-row table:style-name="ro4">
          <table:table-cell table:style-name="ce8" office:value-type="string">
            <text:p>No</text:p>
          </table:table-cell>
          <table:table-cell table:style-name="ce13" office:value-type="string">
            <text:p>名称</text:p>
          </table:table-cell>
          <table:table-cell table:style-name="ce42" office:value-type="string">
            <text:p>認証局</text:p>
          </table:table-cell>
          <table:table-cell table:style-name="ce17" office:value-type="string">
            <text:p>鍵種別</text:p>
          </table:table-cell>
          <table:table-cell table:style-name="ce17" office:value-type="string">
            <text:p>鍵長</text:p>
          </table:table-cell>
          <table:table-cell table:style-name="ce17" office:value-type="string">
            <text:p>メッセージダイジェスト</text:p>
          </table:table-cell>
          <table:table-cell table:style-name="ce21" office:value-type="string">
            <text:p>開始日</text:p>
          </table:table-cell>
          <table:table-cell table:style-name="ce21" office:value-type="string">
            <text:p>日数</text:p>
          </table:table-cell>
          <table:table-cell table:style-name="ce26" office:value-type="string">
            <text:p>countryName</text:p>
          </table:table-cell>
          <table:table-cell table:style-name="ce26" office:value-type="string">
            <text:p>stateOrProvinceName</text:p>
          </table:table-cell>
          <table:table-cell table:style-name="ce26" office:value-type="string">
            <text:p>localityName</text:p>
          </table:table-cell>
          <table:table-cell table:style-name="ce26" office:value-type="string">
            <text:p>0.organizationName</text:p>
          </table:table-cell>
          <table:table-cell table:style-name="ce26" office:value-type="string">
            <text:p>1.organizationName</text:p>
          </table:table-cell>
          <table:table-cell table:style-name="ce26" office:value-type="string">
            <text:p>0.organizationalUnitName</text:p>
          </table:table-cell>
          <table:table-cell table:style-name="ce26" office:value-type="string">
            <text:p>1.organizationalUnitName</text:p>
          </table:table-cell>
          <table:table-cell table:style-name="ce26" office:value-type="string">
            <text:p>commonName</text:p>
          </table:table-cell>
          <table:table-cell table:style-name="ce26" office:value-type="string">
            <text:p>emailAddress</text:p>
          </table:table-cell>
          <table:table-cell table:style-name="ce30" office:value-type="string">
            <text:p>v3拡張有無</text:p>
          </table:table-cell>
          <table:table-cell table:style-name="ce30" office:value-type="string">
            <text:p>basicConstraints</text:p>
          </table:table-cell>
          <table:table-cell table:style-name="ce30" office:value-type="string">
            <text:p>keyUsage</text:p>
          </table:table-cell>
          <table:table-cell table:style-name="ce30" office:value-type="string">
            <text:p>extendedKeyUsage</text:p>
          </table:table-cell>
          <table:table-cell table:style-name="ce30" office:value-type="string">
            <text:p>subjectKeyIdentifier</text:p>
          </table:table-cell>
          <table:table-cell table:style-name="ce30" office:value-type="string">
            <text:p>authorityKeyIdentifier</text:p>
          </table:table-cell>
          <table:table-cell table:number-columns-repeated="1001"/>
        </table:table-row>
        <table:table-row table:style-name="ro1">
          <table:table-cell table:style-name="ce9"/>
          <table:table-cell table:style-name="ce14"/>
          <table:table-cell table:style-name="ce43"/>
          <table:table-cell table:style-name="ce18" table:number-columns-repeated="3"/>
          <table:table-cell table:style-name="ce22" office:value-type="string">
            <text:p>(yyyy/mm/dd hh:dd)</text:p>
          </table:table-cell>
          <table:table-cell table:style-name="ce22"/>
          <table:table-cell table:style-name="ce27" office:value-type="string">
            <text:p>(国名)</text:p>
          </table:table-cell>
          <table:table-cell table:style-name="ce27" office:value-type="string">
            <text:p>(県名/州名)</text:p>
          </table:table-cell>
          <table:table-cell table:style-name="ce27" office:value-type="string">
            <text:p>(都市名)</text:p>
          </table:table-cell>
          <table:table-cell table:style-name="ce27" office:value-type="string">
            <text:p>(団体名)</text:p>
          </table:table-cell>
          <table:table-cell table:style-name="ce27" office:value-type="string">
            <text:p>(団体名の拡張)</text:p>
          </table:table-cell>
          <table:table-cell table:style-name="ce27" office:value-type="string">
            <text:p>(組織名)</text:p>
          </table:table-cell>
          <table:table-cell table:style-name="ce27" office:value-type="string">
            <text:p>(組織名の拡張)</text:p>
          </table:table-cell>
          <table:table-cell table:style-name="ce27" office:value-type="string">
            <text:p>(一般名) Max:64文字</text:p>
          </table:table-cell>
          <table:table-cell table:style-name="ce27" office:value-type="string">
            <text:p>(メールアドレス)</text:p>
          </table:table-cell>
          <table:table-cell table:style-name="ce31"/>
          <table:table-cell table:style-name="ce31" office:value-type="string">
            <text:p>(基本的制約)</text:p>
          </table:table-cell>
          <table:table-cell table:style-name="ce31" office:value-type="string">
            <text:p>(鍵の用途)</text:p>
          </table:table-cell>
          <table:table-cell table:style-name="ce31" office:value-type="string">
            <text:p>(鍵用途の拡張)</text:p>
          </table:table-cell>
          <table:table-cell table:style-name="ce31" office:value-type="string">
            <text:p>（サブジェクト鍵の識別子）</text:p>
          </table:table-cell>
          <table:table-cell table:style-name="ce31" office:value-type="string">
            <text:p>(認証局鍵の識別子)</text:p>
          </table:table-cell>
          <table:table-cell table:number-columns-repeated="1001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5" office:value-type="string">
            <text:p>I_RSA_0512_md5_v1.R5m5v1</text:p>
          </table:table-cell>
          <table:table-cell table:style-name="ce15" office:value-type="string">
            <text:p>R_RSA_0512_md5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I_RSA_0512_md5_v1.R5m5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6" table:content-validation-name="val6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5" office:value-type="string">
            <text:p>I_RSA_1024_sha1_v1.R1s1v1</text:p>
          </table:table-cell>
          <table:table-cell table:style-name="ce15" office:value-type="string">
            <text:p>R_RSA_1024_sha1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I_RSA_1024_sha1_v1.R1s1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6" table:content-validation-name="val6"/>
          <table:table-cell table:style-name="ce48" table:content-validation-name="val7"/>
          <table:table-cell table:style-name="ce49" table:content-validation-name="val8"/>
          <table:table-cell table:style-name="ce51" table:content-validation-name="val9"/>
          <table:table-cell table:number-columns-repeated="1001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5" office:value-type="string">
            <text:p>I_RSA_2048_sha256_v1.R2s2v1</text:p>
          </table:table-cell>
          <table:table-cell table:style-name="ce15" office:value-type="string">
            <text:p>R_RSA_2048_sha256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I_RSA_2048_sha256_v1.R2s2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6" table:content-validation-name="val6"/>
          <table:table-cell table:style-name="ce48" table:content-validation-name="val7"/>
          <table:table-cell table:style-name="ce49" table:content-validation-name="val8"/>
          <table:table-cell table:style-name="ce51" table:content-validation-name="val9"/>
          <table:table-cell table:number-columns-repeated="1001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5" office:value-type="string">
            <text:p>I_RSA_1024_md5_v3.R1m5v3</text:p>
          </table:table-cell>
          <table:table-cell table:style-name="ce15" office:value-type="string">
            <text:p>R_RSA_1024_md5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I_RSA_1024_md5_v3.R1m5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6" table:content-validation-name="val6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1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5" office:value-type="string">
            <text:p>I_RSA_2048_sha1_v3.R2s1v3</text:p>
          </table:table-cell>
          <table:table-cell table:style-name="ce15" office:value-type="string">
            <text:p>R_RSA_2048_sha1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I_RSA_2048_sha1_v3.R2s1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6" table:content-validation-name="val6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1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5" office:value-type="string">
            <text:p>I_RSA_0512_sha256_v3.R5s2v3</text:p>
          </table:table-cell>
          <table:table-cell table:style-name="ce15" office:value-type="string">
            <text:p>R_RSA_0512_sha256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15" office:value-type="string">
            <text:p>I_RSA_0512_sha256_v3.R5s2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6" table:content-validation-name="val6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1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office:value-type="string">
            <text:p>I_DSA_1024_sha1_v1.D1s1v1</text:p>
          </table:table-cell>
          <table:table-cell table:style-name="ce10" office:value-type="string">
            <text:p>R_DSA_1024_sha1_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DSA_1024_sha1_v1.D1s1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6" table:content-validation-name="val6"/>
          <table:table-cell table:style-name="ce48" table:content-validation-name="val7"/>
          <table:table-cell table:style-name="ce49" table:content-validation-name="val8"/>
          <table:table-cell table:style-name="ce51" table:content-validation-name="val9"/>
          <table:table-cell table:number-columns-repeated="1001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0" office:value-type="string">
            <text:p>I_DSA_2048_sha256_v1.D2s2v1</text:p>
          </table:table-cell>
          <table:table-cell table:style-name="ce10" office:value-type="string">
            <text:p>R_DSA_2048_sha256_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DSA_2048_sha256_v1.D2s2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6" table:content-validation-name="val6"/>
          <table:table-cell table:style-name="ce48" table:content-validation-name="val7"/>
          <table:table-cell table:style-name="ce49" table:content-validation-name="val8"/>
          <table:table-cell table:style-name="ce51" table:content-validation-name="val9"/>
          <table:table-cell table:number-columns-repeated="1001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office:value-type="string">
            <text:p>I_DSA_2048_sha1_v3.D2s1v3</text:p>
          </table:table-cell>
          <table:table-cell table:style-name="ce10" office:value-type="string">
            <text:p>R_DSA_2048_sha1_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DSA_2048_sha1_v3.D2s1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6" table:content-validation-name="val6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1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0" office:value-type="string">
            <text:p>I_DSA_1024_sha256_v3.D1s2v3</text:p>
          </table:table-cell>
          <table:table-cell table:style-name="ce10" office:value-type="string">
            <text:p>R_DSA_1024_sha256_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DSA_1024_sha256_v3.D1s2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7" table:content-validation-name="val11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0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office:value-type="string">
            <text:p>I_RSA_0512_md5_v1.R5m5v1.R5m5v1</text:p>
          </table:table-cell>
          <table:table-cell table:style-name="ce10" office:value-type="string">
            <text:p>I_RSA_0512_md5_v1.R5m5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RSA_0512_md5_v1.R5m5v1.R5m5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0" office:value-type="string">
            <text:p>I_RSA_1024_sha1_v1.R1s1v1.R1s1v1</text:p>
          </table:table-cell>
          <table:table-cell table:style-name="ce10" office:value-type="string">
            <text:p>I_RSA_1024_sha1_v1.R1s1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RSA_1024_sha1_v1.R1s1v1.R1s1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0" office:value-type="string">
            <text:p>I_RSA_2048_sha256_v1.R2s2v1.R2s2v1</text:p>
          </table:table-cell>
          <table:table-cell table:style-name="ce10" office:value-type="string">
            <text:p>I_RSA_2048_sha256_v1.R2s2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RSA_2048_sha256_v1.R2s2v1.R2s2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0" office:value-type="string">
            <text:p>I_RSA_1024_md5_v3.R1m5v3.R1m5v3</text:p>
          </table:table-cell>
          <table:table-cell table:style-name="ce10" office:value-type="string">
            <text:p>I_RSA_1024_md5_v3.R1m5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RSA_1024_md5_v3.R1m5v3.R1m5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7" table:content-validation-name="val11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0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0" office:value-type="string">
            <text:p>I_RSA_2048_sha1_v3.R2s1v3.R2s1v3</text:p>
          </table:table-cell>
          <table:table-cell table:style-name="ce10" office:value-type="string">
            <text:p>I_RSA_2048_sha1_v3.R2s1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RSA_2048_sha1_v3.R2s1v3.R2s1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7" table:content-validation-name="val11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0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0" office:value-type="string">
            <text:p>I_RSA_0512_sha256_v3.R5s2v3.R5s2v3</text:p>
          </table:table-cell>
          <table:table-cell table:style-name="ce10" office:value-type="string">
            <text:p>I_RSA_0512_sha256_v3.R5s2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RSA_0512_sha256_v3.R5s2v3.R5s2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7" table:content-validation-name="val11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0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0" office:value-type="string">
            <text:p>I_DSA_1024_sha1_v1.D1s1v1.D1s1v1</text:p>
          </table:table-cell>
          <table:table-cell table:style-name="ce10" office:value-type="string">
            <text:p>I_DSA_1024_sha1_v1.D1s1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DSA_1024_sha1_v1.D1s1v1.D1s1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0" office:value-type="string">
            <text:p>I_DSA_2048_sha256_v1.D2s2v1.D2s2v1</text:p>
          </table:table-cell>
          <table:table-cell table:style-name="ce10" office:value-type="string">
            <text:p>I_DSA_2048_sha256_v1.D2s2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DSA_2048_sha256_v1.D2s2v1.D2s2v1.example.com</text:p>
          </table:table-cell>
          <table:table-cell table:style-name="ce23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10" office:value-type="string">
            <text:p>I_DSA_2048_sha1_v3.D2s1v3.D2s1v3</text:p>
          </table:table-cell>
          <table:table-cell table:style-name="ce10" office:value-type="string">
            <text:p>I_DSA_2048_sha1_v3.D2s1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DSA_2048_sha1_v3.D2s1v3.D2s1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7" table:content-validation-name="val11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0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10" office:value-type="string">
            <text:p>I_DSA_1024_sha256_v3.D1s2v3.D1s2v3</text:p>
          </table:table-cell>
          <table:table-cell table:style-name="ce10" office:value-type="string">
            <text:p>I_DSA_1024_sha256_v3.D1s2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I_DSA_1024_sha256_v3.D1s2v3.D1s2v3.example.com</text:p>
          </table:table-cell>
          <table:table-cell table:style-name="ce23"/>
          <table:table-cell table:style-name="ce44" table:content-validation-name="val4" office:value-type="string">
            <text:p>有効</text:p>
          </table:table-cell>
          <table:table-cell table:style-name="ce45" table:content-validation-name="val5" office:value-type="string">
            <text:p>CA:TRUE</text:p>
          </table:table-cell>
          <table:table-cell table:style-name="ce47" table:content-validation-name="val11" office:value-type="string">
            <text:p>nonRepudiation, digitalSignature, keyEncipherment</text:p>
          </table:table-cell>
          <table:table-cell table:style-name="ce48" table:content-validation-name="val7"/>
          <table:table-cell table:style-name="ce49" table:content-validation-name="val8" office:value-type="string">
            <text:p>hash</text:p>
          </table:table-cell>
          <table:table-cell table:style-name="ce50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>
          <table:table-cell table:style-name="ce10" table:number-columns-repeated="3"/>
          <table:table-cell table:style-name="ce10" table:content-validation-name="val1"/>
          <table:table-cell table:style-name="ce10" table:content-validation-name="val2"/>
          <table:table-cell table:style-name="ce10" table:content-validation-name="val10"/>
          <table:table-cell table:style-name="ce23"/>
          <table:table-cell table:style-name="ce10"/>
          <table:table-cell table:style-name="ce23" table:number-columns-repeated="9"/>
          <table:table-cell table:style-name="ce44" table:content-validation-name="val4" office:value-type="string">
            <text:p>無効</text:p>
          </table:table-cell>
          <table:table-cell table:style-name="ce45" table:content-validation-name="val5"/>
          <table:table-cell table:style-name="ce47" table:content-validation-name="val11"/>
          <table:table-cell table:style-name="ce48" table:content-validation-name="val7"/>
          <table:table-cell table:style-name="ce49" table:content-validation-name="val8"/>
          <table:table-cell table:style-name="ce50" table:content-validation-name="val9"/>
          <table:table-cell table:number-columns-repeated="100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中間証明書.R4:中間証明書.W50">
            <calcext:condition calcext:apply-style-name="無効" calcext:value="formula-is(IF([.$R4]=&quot;無効&quot;;1;0))" calcext:base-cell-address="中間証明書.R4"/>
          </calcext:conditional-format>
        </calcext:conditional-formats>
      </table:table>
      <table:table table:name="サーバ証明書" table:style-name="ta1" table:print="false">
        <office:forms form:automatic-focus="false" form:apply-design-mode="false"/>
        <table:table-column table:style-name="co9" table:default-cell-style-name="ce11"/>
        <table:table-column table:style-name="co22" table:number-columns-repeated="2" table:default-cell-style-name="ce11"/>
        <table:table-column table:style-name="co17" table:number-columns-repeated="3" table:default-cell-style-name="ce11"/>
        <table:table-column table:style-name="co18" table:default-cell-style-name="ce11"/>
        <table:table-column table:style-name="co17" table:number-columns-repeated="8" table:default-cell-style-name="ce11"/>
        <table:table-column table:style-name="co22" table:default-cell-style-name="ce11"/>
        <table:table-column table:style-name="co20" table:default-cell-style-name="ce11"/>
        <table:table-column table:style-name="co7" table:default-cell-style-name="ce11"/>
        <table:table-column table:style-name="co19" table:default-cell-style-name="ce11"/>
        <table:table-column table:style-name="co16" table:default-cell-style-name="ce11"/>
        <table:table-column table:style-name="co19" table:number-columns-repeated="3" table:default-cell-style-name="ce11"/>
        <table:table-column table:style-name="co7" table:number-columns-repeated="1001" table:default-cell-style-name="ce11"/>
        <table:table-row table:style-name="ro1">
          <table:table-cell table:style-name="ce7" office:value-type="string" table:number-columns-spanned="2" table:number-rows-spanned="1">
            <text:p>制御情報</text:p>
          </table:table-cell>
          <table:covered-table-cell table:style-name="ce12"/>
          <table:table-cell table:style-name="ce41" office:value-type="string">
            <text:p>署名</text:p>
          </table:table-cell>
          <table:table-cell table:style-name="ce16" office:value-type="string" table:number-columns-spanned="3" table:number-rows-spanned="1">
            <text:p>セキュリティ設定</text:p>
          </table:table-cell>
          <table:covered-table-cell table:number-columns-repeated="2" table:style-name="ce19"/>
          <table:table-cell table:style-name="ce20" office:value-type="string" table:number-columns-spanned="2" table:number-rows-spanned="1">
            <text:p>有効期限開始日</text:p>
          </table:table-cell>
          <table:covered-table-cell table:style-name="ce24"/>
          <table:table-cell table:style-name="ce25" office:value-type="string" table:number-columns-spanned="9" table:number-rows-spanned="1">
            <text:p>サブジェクト(証明書の所有者)</text:p>
          </table:table-cell>
          <table:covered-table-cell table:number-columns-repeated="6" table:style-name="ce28"/>
          <table:covered-table-cell table:style-name="ce25"/>
          <table:covered-table-cell table:style-name="ce28"/>
          <table:table-cell table:style-name="ce29" office:value-type="string" table:number-columns-spanned="6" table:number-rows-spanned="1">
            <text:p>X.509証明書 v3拡張</text:p>
          </table:table-cell>
          <table:covered-table-cell table:style-name="ce33"/>
          <table:covered-table-cell table:number-columns-repeated="4" table:style-name="ce35"/>
          <table:table-cell table:number-columns-repeated="1001"/>
        </table:table-row>
        <table:table-row table:style-name="ro4">
          <table:table-cell table:style-name="ce8" office:value-type="string">
            <text:p>No</text:p>
          </table:table-cell>
          <table:table-cell table:style-name="ce13" office:value-type="string">
            <text:p>名称</text:p>
          </table:table-cell>
          <table:table-cell table:style-name="ce42" office:value-type="string">
            <text:p>認証局</text:p>
          </table:table-cell>
          <table:table-cell table:style-name="ce17" office:value-type="string">
            <text:p>鍵種別</text:p>
          </table:table-cell>
          <table:table-cell table:style-name="ce17" office:value-type="string">
            <text:p>鍵長</text:p>
          </table:table-cell>
          <table:table-cell table:style-name="ce17" office:value-type="string">
            <text:p>メッセージダイジェスト</text:p>
          </table:table-cell>
          <table:table-cell table:style-name="ce21" office:value-type="string">
            <text:p>開始日</text:p>
          </table:table-cell>
          <table:table-cell table:style-name="ce21" office:value-type="string">
            <text:p>日数</text:p>
          </table:table-cell>
          <table:table-cell table:style-name="ce26" office:value-type="string">
            <text:p>countryName</text:p>
          </table:table-cell>
          <table:table-cell table:style-name="ce26" office:value-type="string">
            <text:p>stateOrProvinceName</text:p>
          </table:table-cell>
          <table:table-cell table:style-name="ce26" office:value-type="string">
            <text:p>localityName</text:p>
          </table:table-cell>
          <table:table-cell table:style-name="ce26" office:value-type="string">
            <text:p>0.organizationName</text:p>
          </table:table-cell>
          <table:table-cell table:style-name="ce26" office:value-type="string">
            <text:p>1.organizationName</text:p>
          </table:table-cell>
          <table:table-cell table:style-name="ce26" office:value-type="string">
            <text:p>0.organizationalUnitName</text:p>
          </table:table-cell>
          <table:table-cell table:style-name="ce26" office:value-type="string">
            <text:p>1.organizationalUnitName</text:p>
          </table:table-cell>
          <table:table-cell table:style-name="ce26" office:value-type="string">
            <text:p>commonName</text:p>
          </table:table-cell>
          <table:table-cell table:style-name="ce26" office:value-type="string">
            <text:p>emailAddress</text:p>
          </table:table-cell>
          <table:table-cell table:style-name="ce30" office:value-type="string">
            <text:p>v3拡張有無</text:p>
          </table:table-cell>
          <table:table-cell table:style-name="ce30" office:value-type="string">
            <text:p>basicConstraints</text:p>
          </table:table-cell>
          <table:table-cell table:style-name="ce30" office:value-type="string">
            <text:p>keyUsage</text:p>
          </table:table-cell>
          <table:table-cell table:style-name="ce30" office:value-type="string">
            <text:p>extendedKeyUsage</text:p>
          </table:table-cell>
          <table:table-cell table:style-name="ce30" office:value-type="string">
            <text:p>subjectKeyIdentifier</text:p>
          </table:table-cell>
          <table:table-cell table:style-name="ce30" office:value-type="string">
            <text:p>authorityKeyIdentifier</text:p>
          </table:table-cell>
          <table:table-cell table:number-columns-repeated="1001"/>
        </table:table-row>
        <table:table-row table:style-name="ro1">
          <table:table-cell table:style-name="ce9"/>
          <table:table-cell table:style-name="ce14"/>
          <table:table-cell table:style-name="ce43"/>
          <table:table-cell table:style-name="ce18" table:number-columns-repeated="3"/>
          <table:table-cell table:style-name="ce22" office:value-type="string">
            <text:p>(yyyy/mm/dd hh:dd)</text:p>
          </table:table-cell>
          <table:table-cell table:style-name="ce22"/>
          <table:table-cell table:style-name="ce27" office:value-type="string">
            <text:p>(国名)</text:p>
          </table:table-cell>
          <table:table-cell table:style-name="ce27" office:value-type="string">
            <text:p>(県名/州名)</text:p>
          </table:table-cell>
          <table:table-cell table:style-name="ce27" office:value-type="string">
            <text:p>(都市名)</text:p>
          </table:table-cell>
          <table:table-cell table:style-name="ce27" office:value-type="string">
            <text:p>(団体名)</text:p>
          </table:table-cell>
          <table:table-cell table:style-name="ce27" office:value-type="string">
            <text:p>(団体名の拡張)</text:p>
          </table:table-cell>
          <table:table-cell table:style-name="ce27" office:value-type="string">
            <text:p>(組織名)</text:p>
          </table:table-cell>
          <table:table-cell table:style-name="ce27" office:value-type="string">
            <text:p>(組織名の拡張)</text:p>
          </table:table-cell>
          <table:table-cell table:style-name="ce27" office:value-type="string">
            <text:p>(一般名) Max:64文字</text:p>
          </table:table-cell>
          <table:table-cell table:style-name="ce27" office:value-type="string">
            <text:p>(メールアドレス)</text:p>
          </table:table-cell>
          <table:table-cell table:style-name="ce31"/>
          <table:table-cell table:style-name="ce31" office:value-type="string">
            <text:p>(基本的制約)</text:p>
          </table:table-cell>
          <table:table-cell table:style-name="ce31" office:value-type="string">
            <text:p>(鍵の用途)</text:p>
          </table:table-cell>
          <table:table-cell table:style-name="ce31" office:value-type="string">
            <text:p>(鍵用途の拡張)</text:p>
          </table:table-cell>
          <table:table-cell table:style-name="ce31" office:value-type="string">
            <text:p>（サブジェクト鍵の識別子）</text:p>
          </table:table-cell>
          <table:table-cell table:style-name="ce31" office:value-type="string">
            <text:p>(認証局鍵の識別子)</text:p>
          </table:table-cell>
          <table:table-cell table:number-columns-repeated="1001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S_RSA_0512_md5_v1.R5m5v1</text:p>
          </table:table-cell>
          <table:table-cell table:style-name="ce15" table:content-validation-name="val12" office:value-type="string">
            <text:p>R_RSA_0512_md5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0512_md5_v1.R5m5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5" office:value-type="string">
            <text:p>S_RSA_1024_sha1_v1.R1s1v1</text:p>
          </table:table-cell>
          <table:table-cell table:style-name="ce15" table:content-validation-name="val12" office:value-type="string">
            <text:p>R_RSA_1024_sha1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1024_sha1_v1.R1s1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5" office:value-type="string">
            <text:p>S_RSA_2048_sha256_v1.R2s2v1</text:p>
          </table:table-cell>
          <table:table-cell table:style-name="ce15" table:content-validation-name="val12" office:value-type="string">
            <text:p>R_RSA_2048_sha256_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2048_sha256_v1.R2s2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string">
            <text:p>S_RSA_1024_md5_v3.R1m5v3</text:p>
          </table:table-cell>
          <table:table-cell table:style-name="ce10" table:content-validation-name="val12" office:value-type="string">
            <text:p>R_RSA_1024_md5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1024_md5_v3.R1m5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office:value-type="string">
            <text:p>S_RSA_2048_sha1_v3.R2s1v3</text:p>
          </table:table-cell>
          <table:table-cell table:style-name="ce10" table:content-validation-name="val12" office:value-type="string">
            <text:p>R_RSA_2048_sha1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2048_sha1_v3.R2s1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0" office:value-type="string">
            <text:p>S_RSA_0512_sha256_v3.R5s2v3</text:p>
          </table:table-cell>
          <table:table-cell table:style-name="ce10" table:content-validation-name="val12" office:value-type="string">
            <text:p>R_RSA_0512_sha256_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0512_sha256_v3.R5s2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office:value-type="string">
            <text:p>S_DSA_1024_sha1_v1.D1s1v1</text:p>
          </table:table-cell>
          <table:table-cell table:style-name="ce10" table:content-validation-name="val12" office:value-type="string">
            <text:p>R_DSA_1024_sha1_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1024_sha1_v1.D1s1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0" office:value-type="string">
            <text:p>S_DSA_2048_sha256_v1.D2s2v1</text:p>
          </table:table-cell>
          <table:table-cell table:style-name="ce10" table:content-validation-name="val12" office:value-type="string">
            <text:p>R_DSA_2048_sha256_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2048_sha256_v1.D2s2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office:value-type="string">
            <text:p>S_DSA_2048_sha1_v3.D2s1v3</text:p>
          </table:table-cell>
          <table:table-cell table:style-name="ce10" table:content-validation-name="val12" office:value-type="string">
            <text:p>R_DSA_2048_sha1_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2048_sha1_v3.D2s1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0" office:value-type="string">
            <text:p>S_DSA_1024_sha256_v3.D1s2v3</text:p>
          </table:table-cell>
          <table:table-cell table:style-name="ce10" table:content-validation-name="val12" office:value-type="string">
            <text:p>R_DSA_1024_sha256_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1024_sha256_v3.D1s2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office:value-type="string">
            <text:p>S_RSA_0512_md5_v1.R5m5v1.R5m5v1</text:p>
          </table:table-cell>
          <table:table-cell table:style-name="ce10" table:content-validation-name="val12" office:value-type="string">
            <text:p>I_RSA_0512_md5_v1.R5m5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0512_md5_v1.R5m5v1.R5m5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0" office:value-type="string">
            <text:p>S_RSA_1024_sha1_v1.R1s1v1.R1s1v1</text:p>
          </table:table-cell>
          <table:table-cell table:style-name="ce10" table:content-validation-name="val12" office:value-type="string">
            <text:p>I_RSA_1024_sha1_v1.R1s1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1024_sha1_v1.R1s1v1.R1s1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0" office:value-type="string">
            <text:p>S_RSA_2048_sha256_v1.R2s2v1.R2s2v1</text:p>
          </table:table-cell>
          <table:table-cell table:style-name="ce10" table:content-validation-name="val12" office:value-type="string">
            <text:p>I_RSA_2048_sha256_v1.R2s2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2048_sha256_v1.R2s2v1.R2s2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0" office:value-type="string">
            <text:p>S_RSA_1024_md5_v3.R1m5v3.R1m5v3</text:p>
          </table:table-cell>
          <table:table-cell table:style-name="ce10" table:content-validation-name="val12" office:value-type="string">
            <text:p>I_RSA_1024_md5_v3.R1m5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1024_md5_v3.R1m5v3.R1m5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0" office:value-type="string">
            <text:p>S_RSA_2048_sha1_v3.R2s1v3.R2s1v3</text:p>
          </table:table-cell>
          <table:table-cell table:style-name="ce10" table:content-validation-name="val12" office:value-type="string">
            <text:p>I_RSA_2048_sha1_v3.R2s1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2048_sha1_v3.R2s1v3.R2s1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0" office:value-type="string">
            <text:p>S_RSA_0512_sha256_v3.R5s2v3.R5s2v3</text:p>
          </table:table-cell>
          <table:table-cell table:style-name="ce10" table:content-validation-name="val12" office:value-type="string">
            <text:p>I_RSA_0512_sha256_v3.R5s2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0512_sha256_v3.R5s2v3.R5s2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0" office:value-type="string">
            <text:p>S_DSA_1024_sha1_v1.D1s1v1.D1s1v1</text:p>
          </table:table-cell>
          <table:table-cell table:style-name="ce10" table:content-validation-name="val12" office:value-type="string">
            <text:p>I_DSA_1024_sha1_v1.D1s1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1024_sha1_v1.D1s1v1.D1s1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0" office:value-type="string">
            <text:p>S_DSA_2048_sha256_v1.D2s2v1.D2s2v1</text:p>
          </table:table-cell>
          <table:table-cell table:style-name="ce10" table:content-validation-name="val12" office:value-type="string">
            <text:p>I_DSA_2048_sha256_v1.D2s2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2048_sha256_v1.D2s2v1.D2s2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10" office:value-type="string">
            <text:p>S_DSA_2048_sha1_v3.D2s1v3.D2s1v3</text:p>
          </table:table-cell>
          <table:table-cell table:style-name="ce10" table:content-validation-name="val12" office:value-type="string">
            <text:p>I_DSA_2048_sha1_v3.D2s1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2048_sha1_v3.D2s1v3.D2s1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10" office:value-type="string">
            <text:p>S_DSA_1024_sha256_v3.D1s2v3.D1s2v3</text:p>
          </table:table-cell>
          <table:table-cell table:style-name="ce10" table:content-validation-name="val12" office:value-type="string">
            <text:p>I_DSA_1024_sha256_v3.D1s2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1024_sha256_v3.D1s2v3.D1s2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21">
            <text:p>21</text:p>
          </table:table-cell>
          <table:table-cell table:style-name="ce10" office:value-type="string">
            <text:p>S_RSA_0512_md5_v1.R5m5v1.R5m5v1.R5m5v1</text:p>
          </table:table-cell>
          <table:table-cell table:style-name="ce10" table:content-validation-name="val12" office:value-type="string">
            <text:p>I_RSA_0512_md5_v1.R5m5v1.R5m5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0512_md5_v1.R5m5v1.R5m5v1.R5m5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22">
            <text:p>22</text:p>
          </table:table-cell>
          <table:table-cell table:style-name="ce10" office:value-type="string">
            <text:p>S_RSA_1024_sha1_v1.R1s1v1.R1s1v1.R1s1v1</text:p>
          </table:table-cell>
          <table:table-cell table:style-name="ce10" table:content-validation-name="val12" office:value-type="string">
            <text:p>I_RSA_1024_sha1_v1.R1s1v1.R1s1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1024_sha1_v1.R1s1v1.R1s1v1.R1s1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23">
            <text:p>23</text:p>
          </table:table-cell>
          <table:table-cell table:style-name="ce10" office:value-type="string">
            <text:p>S_RSA_2048_sha256_v1.R2s2v1.R2s2v1.R2s2v1</text:p>
          </table:table-cell>
          <table:table-cell table:style-name="ce10" table:content-validation-name="val12" office:value-type="string">
            <text:p>I_RSA_2048_sha256_v1.R2s2v1.R2s2v1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2048_sha256_v1.R2s2v1.R2s2v1.R2s2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10" office:value-type="string">
            <text:p>S_RSA_1024_md5_v3.R1m5v3.R1m5v3.R1m5v3</text:p>
          </table:table-cell>
          <table:table-cell table:style-name="ce10" table:content-validation-name="val12" office:value-type="string">
            <text:p>I_RSA_1024_md5_v3.R1m5v3.R1m5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md5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1024_md5_v3.R1m5v3.R1m5v3.R1m5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25">
            <text:p>25</text:p>
          </table:table-cell>
          <table:table-cell table:style-name="ce10" office:value-type="string">
            <text:p>S_RSA_2048_sha1_v3.R2s1v3.R2s1v3.R2s1v3</text:p>
          </table:table-cell>
          <table:table-cell table:style-name="ce10" table:content-validation-name="val12" office:value-type="string">
            <text:p>I_RSA_2048_sha1_v3.R2s1v3.R2s1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2048_sha1_v3.R2s1v3.R2s1v3.R2s1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26">
            <text:p>26</text:p>
          </table:table-cell>
          <table:table-cell table:style-name="ce10" office:value-type="string">
            <text:p>S_RSA_0512_sha256_v3.R5s2v3.R5s2v3.R5s2v3</text:p>
          </table:table-cell>
          <table:table-cell table:style-name="ce10" table:content-validation-name="val12" office:value-type="string">
            <text:p>I_RSA_0512_sha256_v3.R5s2v3.R5s2v3</text:p>
          </table:table-cell>
          <table:table-cell table:style-name="ce10" table:content-validation-name="val1" office:value-type="string">
            <text:p>RSA</text:p>
          </table:table-cell>
          <table:table-cell table:style-name="ce10" table:content-validation-name="val2" office:value-type="float" office:value="512">
            <text:p>512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5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RSA_0512_sha256_v3.R5s2v3.R5s2v3.R5s2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27">
            <text:p>27</text:p>
          </table:table-cell>
          <table:table-cell table:style-name="ce10" office:value-type="string">
            <text:p>S_DSA_1024_sha1_v1.D1s1v1.D1s1v1.D1s1v1</text:p>
          </table:table-cell>
          <table:table-cell table:style-name="ce10" table:content-validation-name="val12" office:value-type="string">
            <text:p>I_DSA_1024_sha1_v1.D1s1v1.D1s1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1024_sha1_v1.D1s1v1.D1s1v1.D1s1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28">
            <text:p>28</text:p>
          </table:table-cell>
          <table:table-cell table:style-name="ce10" office:value-type="string">
            <text:p>S_DSA_2048_sha256_v1.D2s2v1.D2s2v1.D2s2v1</text:p>
          </table:table-cell>
          <table:table-cell table:style-name="ce10" table:content-validation-name="val12" office:value-type="string">
            <text:p>I_DSA_2048_sha256_v1.D2s2v1.D2s2v1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2048_sha256_v1.D2s2v1.D2s2v1.D2s2v1.example.com</text:p>
          </table:table-cell>
          <table:table-cell table:style-name="ce23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office:value-type="float" office:value="29">
            <text:p>29</text:p>
          </table:table-cell>
          <table:table-cell table:style-name="ce10" office:value-type="string">
            <text:p>S_DSA_2048_sha1_v3.D2s1v3.D2s1v3.D2s1v3</text:p>
          </table:table-cell>
          <table:table-cell table:style-name="ce10" table:content-validation-name="val12" office:value-type="string">
            <text:p>I_DSA_2048_sha1_v3.D2s1v3.D2s1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2048">
            <text:p>2048</text:p>
          </table:table-cell>
          <table:table-cell table:style-name="ce10" table:content-validation-name="val10" office:value-type="string">
            <text:p>sha1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2048_sha1_v3.D2s1v3.D2s1v3.D2s1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float" office:value="30">
            <text:p>30</text:p>
          </table:table-cell>
          <table:table-cell table:style-name="ce10" office:value-type="string">
            <text:p>S_DSA_1024_sha256_v3.D1s2v3.D1s2v3.D1s2v3</text:p>
          </table:table-cell>
          <table:table-cell table:style-name="ce10" table:content-validation-name="val12" office:value-type="string">
            <text:p>I_DSA_1024_sha256_v3.D1s2v3.D1s2v3</text:p>
          </table:table-cell>
          <table:table-cell table:style-name="ce10" table:content-validation-name="val1" office:value-type="string">
            <text:p>DSA</text:p>
          </table:table-cell>
          <table:table-cell table:style-name="ce10" table:content-validation-name="val2" office:value-type="float" office:value="1024">
            <text:p>1024</text:p>
          </table:table-cell>
          <table:table-cell table:style-name="ce10" table:content-validation-name="val10" office:value-type="string">
            <text:p>sha256</text:p>
          </table:table-cell>
          <table:table-cell table:style-name="ce23" office:value-type="string">
            <text:p>2010/01/01</text:p>
          </table:table-cell>
          <table:table-cell table:style-name="ce10" office:value-type="float" office:value="3650">
            <text:p>3650</text:p>
          </table:table-cell>
          <table:table-cell table:style-name="ce23" table:number-columns-repeated="7"/>
          <table:table-cell table:style-name="ce23" office:value-type="string">
            <text:p>S_DSA_1024_sha256_v3.D1s2v3.D1s2v3.D1s2v3.example.com</text:p>
          </table:table-cell>
          <table:table-cell table:style-name="ce23"/>
          <table:table-cell table:style-name="ce52" table:content-validation-name="val4" office:value-type="string">
            <text:p>有効</text:p>
          </table:table-cell>
          <table:table-cell table:style-name="ce53" table:content-validation-name="val5" office:value-type="string">
            <text:p>CA:FALSE</text:p>
          </table:table-cell>
          <table:table-cell table:style-name="ce54" table:content-validation-name="val11" office:value-type="string">
            <text:p>nonRepudiation, digitalSignature, keyEncipherment</text:p>
          </table:table-cell>
          <table:table-cell table:style-name="ce55" table:content-validation-name="val7"/>
          <table:table-cell table:style-name="ce56" table:content-validation-name="val8" office:value-type="string">
            <text:p>hash</text:p>
          </table:table-cell>
          <table:table-cell table:style-name="ce57" table:content-validation-name="val9" office:value-type="string">
            <text:p>keyid:always,issuer:always</text:p>
          </table:table-cell>
          <table:table-cell table:number-columns-repeated="1001"/>
        </table:table-row>
        <table:table-row table:style-name="ro1">
          <table:table-cell table:style-name="ce10" office:value-type="string">
            <text:p>End</text:p>
          </table:table-cell>
          <table:table-cell table:style-name="ce10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>
          <table:table-cell table:style-name="ce10" table:number-columns-repeated="2"/>
          <table:table-cell table:style-name="ce10" table:content-validation-name="val12"/>
          <table:table-cell table:style-name="ce10" table:content-validation-name="val1"/>
          <table:table-cell table:style-name="ce10" table:content-validation-name="val2"/>
          <table:table-cell table:style-name="ce10" table:content-validation-name="val3"/>
          <table:table-cell table:style-name="ce23"/>
          <table:table-cell table:style-name="ce10"/>
          <table:table-cell table:style-name="ce23" table:number-columns-repeated="9"/>
          <table:table-cell table:style-name="ce52" table:content-validation-name="val4" office:value-type="string">
            <text:p>無効</text:p>
          </table:table-cell>
          <table:table-cell table:style-name="ce53" table:content-validation-name="val5"/>
          <table:table-cell table:style-name="ce54" table:content-validation-name="val11"/>
          <table:table-cell table:style-name="ce55" table:content-validation-name="val7"/>
          <table:table-cell table:style-name="ce56" table:content-validation-name="val8"/>
          <table:table-cell table:style-name="ce57" table:content-validation-name="val9"/>
          <table:table-cell table:number-columns-repeated="100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サーバ証明書.R4:サーバ証明書.W100">
            <calcext:condition calcext:apply-style-name="無効" calcext:value="formula-is(IF([.$R4]=&quot;無効&quot;;1;0))" calcext:base-cell-address="サーバ証明書.R4"/>
          </calcext:conditional-format>
        </calcext:conditional-formats>
      </table:table>
      <table:table table:name="証明書チェイン" table:style-name="ta1">
        <office:forms form:automatic-focus="false" form:apply-design-mode="false"/>
        <table:table-column table:style-name="co9" table:default-cell-style-name="ce59"/>
        <table:table-column table:style-name="co22" table:number-columns-repeated="6" table:default-cell-style-name="ce59"/>
        <table:table-column table:style-name="co7" table:number-columns-repeated="1017" table:default-cell-style-name="ce59"/>
        <table:table-row table:style-name="ro1">
          <table:table-cell table:style-name="ce58" office:value-type="string" table:number-columns-spanned="2" table:number-rows-spanned="1">
            <text:p>制御情報</text:p>
          </table:table-cell>
          <table:covered-table-cell table:style-name="ce12"/>
          <table:table-cell table:style-name="ce60" office:value-type="string" table:number-columns-spanned="5" table:number-rows-spanned="1">
            <text:p>証明書チェイン</text:p>
          </table:table-cell>
          <table:covered-table-cell table:number-columns-repeated="4" table:style-name="ce64"/>
          <table:table-cell table:number-columns-repeated="1017"/>
        </table:table-row>
        <table:table-row table:style-name="ro1">
          <table:table-cell table:style-name="ce8" office:value-type="string">
            <text:p>No</text:p>
          </table:table-cell>
          <table:table-cell table:style-name="ce13" office:value-type="string">
            <text:p>名称</text:p>
          </table:table-cell>
          <table:table-cell table:style-name="ce61" office:value-type="string">
            <text:p>サーバ証明書</text:p>
          </table:table-cell>
          <table:table-cell table:style-name="ce61" office:value-type="string">
            <text:p>中間証明書1</text:p>
          </table:table-cell>
          <table:table-cell table:style-name="ce61" office:value-type="string">
            <text:p>中間証明書2</text:p>
          </table:table-cell>
          <table:table-cell table:style-name="ce61" office:value-type="string">
            <text:p>中間証明書3</text:p>
          </table:table-cell>
          <table:table-cell table:style-name="ce61" office:value-type="string">
            <text:p>ルート証明書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4"/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S_RSA_0512_md5_v1.R5m5v1</text:p>
          </table:table-cell>
          <table:table-cell table:style-name="ce63" table:content-validation-name="val13" office:value-type="string">
            <text:p>S_RSA_0512_md5_v1.R5m5v1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RSA_0512_md5_v1</text:p>
          </table:table-cell>
          <table:table-cell table:number-columns-repeated="1017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5" office:value-type="string">
            <text:p>S_RSA_1024_sha1_v1.R1s1v1</text:p>
          </table:table-cell>
          <table:table-cell table:style-name="ce63" table:content-validation-name="val13" office:value-type="string">
            <text:p>S_RSA_1024_sha1_v1.R1s1v1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RSA_1024_sha1_v1</text:p>
          </table:table-cell>
          <table:table-cell table:number-columns-repeated="1017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5" office:value-type="string">
            <text:p>S_RSA_2048_sha256_v1.R2s2v1</text:p>
          </table:table-cell>
          <table:table-cell table:style-name="ce63" table:content-validation-name="val13" office:value-type="string">
            <text:p>S_RSA_2048_sha256_v1.R2s2v1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RSA_2048_sha256_v1</text:p>
          </table:table-cell>
          <table:table-cell table:number-columns-repeated="1017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0" office:value-type="string">
            <text:p>S_RSA_1024_md5_v3.R1m5v3</text:p>
          </table:table-cell>
          <table:table-cell table:style-name="ce63" table:content-validation-name="val13" office:value-type="string">
            <text:p>S_RSA_1024_md5_v3.R1m5v3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RSA_1024_md5_v3</text:p>
          </table:table-cell>
          <table:table-cell table:number-columns-repeated="1017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office:value-type="string">
            <text:p>S_RSA_2048_sha1_v3.R2s1v3</text:p>
          </table:table-cell>
          <table:table-cell table:style-name="ce63" table:content-validation-name="val13" office:value-type="string">
            <text:p>S_RSA_2048_sha1_v3.R2s1v3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RSA_2048_sha1_v3</text:p>
          </table:table-cell>
          <table:table-cell table:number-columns-repeated="1017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0" office:value-type="string">
            <text:p>S_RSA_0512_sha256_v3.R5s2v3</text:p>
          </table:table-cell>
          <table:table-cell table:style-name="ce63" table:content-validation-name="val13" office:value-type="string">
            <text:p>S_RSA_0512_sha256_v3.R5s2v3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RSA_0512_sha256_v3</text:p>
          </table:table-cell>
          <table:table-cell table:number-columns-repeated="1017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0" office:value-type="string">
            <text:p>S_DSA_1024_sha1_v1.D1s1v1</text:p>
          </table:table-cell>
          <table:table-cell table:style-name="ce63" table:content-validation-name="val13" office:value-type="string">
            <text:p>S_DSA_1024_sha1_v1.D1s1v1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DSA_1024_sha1_v1</text:p>
          </table:table-cell>
          <table:table-cell table:number-columns-repeated="1017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0" office:value-type="string">
            <text:p>S_DSA_2048_sha256_v1.D2s2v1</text:p>
          </table:table-cell>
          <table:table-cell table:style-name="ce63" table:content-validation-name="val13" office:value-type="string">
            <text:p>S_DSA_2048_sha256_v1.D2s2v1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DSA_2048_sha256_v1</text:p>
          </table:table-cell>
          <table:table-cell table:number-columns-repeated="1017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0" office:value-type="string">
            <text:p>S_DSA_2048_sha1_v3.D2s1v3</text:p>
          </table:table-cell>
          <table:table-cell table:style-name="ce63" table:content-validation-name="val13" office:value-type="string">
            <text:p>S_DSA_2048_sha1_v3.D2s1v3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DSA_2048_sha1_v3</text:p>
          </table:table-cell>
          <table:table-cell table:number-columns-repeated="1017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0" office:value-type="string">
            <text:p>S_DSA_1024_sha256_v3.D1s2v3</text:p>
          </table:table-cell>
          <table:table-cell table:style-name="ce63" table:content-validation-name="val13" office:value-type="string">
            <text:p>S_DSA_1024_sha256_v3.D1s2v3</text:p>
          </table:table-cell>
          <table:table-cell table:style-name="ce63" table:content-validation-name="val14" table:number-columns-repeated="3"/>
          <table:table-cell table:style-name="ce63" table:content-validation-name="val15" office:value-type="string">
            <text:p>R_DSA_1024_sha256_v3</text:p>
          </table:table-cell>
          <table:table-cell table:number-columns-repeated="1017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0" office:value-type="string">
            <text:p>S_RSA_0512_md5_v1.R5m5v1.R5m5v1</text:p>
          </table:table-cell>
          <table:table-cell table:style-name="ce63" table:content-validation-name="val13" office:value-type="string">
            <text:p>S_RSA_0512_md5_v1.R5m5v1.R5m5v1</text:p>
          </table:table-cell>
          <table:table-cell table:style-name="ce63" table:content-validation-name="val14" office:value-type="string">
            <text:p>I_RSA_0512_md5_v1.R5m5v1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RSA_0512_md5_v1</text:p>
          </table:table-cell>
          <table:table-cell table:number-columns-repeated="1017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0" office:value-type="string">
            <text:p>S_RSA_1024_sha1_v1.R1s1v1.R1s1v1</text:p>
          </table:table-cell>
          <table:table-cell table:style-name="ce63" table:content-validation-name="val13" office:value-type="string">
            <text:p>S_RSA_1024_sha1_v1.R1s1v1.R1s1v1</text:p>
          </table:table-cell>
          <table:table-cell table:style-name="ce63" table:content-validation-name="val14" office:value-type="string">
            <text:p>I_RSA_1024_sha1_v1.R1s1v1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RSA_1024_sha1_v1</text:p>
          </table:table-cell>
          <table:table-cell table:number-columns-repeated="1017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0" office:value-type="string">
            <text:p>S_RSA_2048_sha256_v1.R2s2v1.R2s2v1</text:p>
          </table:table-cell>
          <table:table-cell table:style-name="ce63" table:content-validation-name="val13" office:value-type="string">
            <text:p>S_RSA_2048_sha256_v1.R2s2v1.R2s2v1</text:p>
          </table:table-cell>
          <table:table-cell table:style-name="ce63" table:content-validation-name="val14" office:value-type="string">
            <text:p>I_RSA_2048_sha256_v1.R2s2v1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RSA_2048_sha256_v1</text:p>
          </table:table-cell>
          <table:table-cell table:number-columns-repeated="1017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0" office:value-type="string">
            <text:p>S_RSA_1024_md5_v3.R1m5v3.R1m5v3</text:p>
          </table:table-cell>
          <table:table-cell table:style-name="ce63" table:content-validation-name="val13" office:value-type="string">
            <text:p>S_RSA_1024_md5_v3.R1m5v3.R1m5v3</text:p>
          </table:table-cell>
          <table:table-cell table:style-name="ce63" table:content-validation-name="val14" office:value-type="string">
            <text:p>I_RSA_1024_md5_v3.R1m5v3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RSA_1024_md5_v3</text:p>
          </table:table-cell>
          <table:table-cell table:number-columns-repeated="1017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0" office:value-type="string">
            <text:p>S_RSA_2048_sha1_v3.R2s1v3.R2s1v3</text:p>
          </table:table-cell>
          <table:table-cell table:style-name="ce63" table:content-validation-name="val13" office:value-type="string">
            <text:p>S_RSA_2048_sha1_v3.R2s1v3.R2s1v3</text:p>
          </table:table-cell>
          <table:table-cell table:style-name="ce63" table:content-validation-name="val14" office:value-type="string">
            <text:p>I_RSA_2048_sha1_v3.R2s1v3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RSA_2048_sha1_v3</text:p>
          </table:table-cell>
          <table:table-cell table:number-columns-repeated="1017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0" office:value-type="string">
            <text:p>S_RSA_0512_sha256_v3.R5s2v3.R5s2v3</text:p>
          </table:table-cell>
          <table:table-cell table:style-name="ce63" table:content-validation-name="val13" office:value-type="string">
            <text:p>S_RSA_0512_sha256_v3.R5s2v3.R5s2v3</text:p>
          </table:table-cell>
          <table:table-cell table:style-name="ce63" table:content-validation-name="val14" office:value-type="string">
            <text:p>I_RSA_0512_sha256_v3.R5s2v3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RSA_0512_sha256_v3</text:p>
          </table:table-cell>
          <table:table-cell table:number-columns-repeated="1017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0" office:value-type="string">
            <text:p>S_DSA_1024_sha1_v1.D1s1v1.D1s1v1</text:p>
          </table:table-cell>
          <table:table-cell table:style-name="ce63" table:content-validation-name="val13" office:value-type="string">
            <text:p>S_DSA_1024_sha1_v1.D1s1v1.D1s1v1</text:p>
          </table:table-cell>
          <table:table-cell table:style-name="ce63" table:content-validation-name="val14" office:value-type="string">
            <text:p>I_DSA_1024_sha1_v1.D1s1v1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DSA_1024_sha1_v1</text:p>
          </table:table-cell>
          <table:table-cell table:number-columns-repeated="1017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0" office:value-type="string">
            <text:p>S_DSA_2048_sha256_v1.D2s2v1.D2s2v1</text:p>
          </table:table-cell>
          <table:table-cell table:style-name="ce63" table:content-validation-name="val13" office:value-type="string">
            <text:p>S_DSA_2048_sha256_v1.D2s2v1.D2s2v1</text:p>
          </table:table-cell>
          <table:table-cell table:style-name="ce63" table:content-validation-name="val14" office:value-type="string">
            <text:p>I_DSA_2048_sha256_v1.D2s2v1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DSA_2048_sha256_v1</text:p>
          </table:table-cell>
          <table:table-cell table:number-columns-repeated="1017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10" office:value-type="string">
            <text:p>S_DSA_2048_sha1_v3.D2s1v3.D2s1v3</text:p>
          </table:table-cell>
          <table:table-cell table:style-name="ce63" table:content-validation-name="val13" office:value-type="string">
            <text:p>S_DSA_2048_sha1_v3.D2s1v3.D2s1v3</text:p>
          </table:table-cell>
          <table:table-cell table:style-name="ce63" table:content-validation-name="val14" office:value-type="string">
            <text:p>I_DSA_2048_sha1_v3.D2s1v3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DSA_2048_sha1_v3</text:p>
          </table:table-cell>
          <table:table-cell table:number-columns-repeated="1017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10" office:value-type="string">
            <text:p>S_DSA_1024_sha256_v3.D1s2v3.D1s2v3</text:p>
          </table:table-cell>
          <table:table-cell table:style-name="ce63" table:content-validation-name="val13" office:value-type="string">
            <text:p>S_DSA_1024_sha256_v3.D1s2v3.D1s2v3</text:p>
          </table:table-cell>
          <table:table-cell table:style-name="ce63" table:content-validation-name="val14" office:value-type="string">
            <text:p>I_DSA_1024_sha256_v3.D1s2v3</text:p>
          </table:table-cell>
          <table:table-cell table:style-name="ce63" table:content-validation-name="val14" table:number-columns-repeated="2"/>
          <table:table-cell table:style-name="ce63" table:content-validation-name="val15" office:value-type="string">
            <text:p>R_DSA_1024_sha256_v3</text:p>
          </table:table-cell>
          <table:table-cell table:number-columns-repeated="1017"/>
        </table:table-row>
        <table:table-row table:style-name="ro1">
          <table:table-cell table:style-name="ce10" office:value-type="float" office:value="21">
            <text:p>21</text:p>
          </table:table-cell>
          <table:table-cell table:style-name="ce10" office:value-type="string">
            <text:p>S_RSA_0512_md5_v1.R5m5v1.R5m5v1.R5m5v1</text:p>
          </table:table-cell>
          <table:table-cell table:style-name="ce63" table:content-validation-name="val13" office:value-type="string">
            <text:p>S_RSA_0512_md5_v1.R5m5v1.R5m5v1.R5m5v1</text:p>
          </table:table-cell>
          <table:table-cell table:style-name="ce63" table:content-validation-name="val14" office:value-type="string">
            <text:p>I_RSA_0512_md5_v1.R5m5v1.R5m5v1</text:p>
          </table:table-cell>
          <table:table-cell table:style-name="ce63" table:content-validation-name="val14" office:value-type="string">
            <text:p>I_RSA_0512_md5_v1.R5m5v1</text:p>
          </table:table-cell>
          <table:table-cell table:style-name="ce63" table:content-validation-name="val14"/>
          <table:table-cell table:style-name="ce63" table:content-validation-name="val15" office:value-type="string">
            <text:p>R_RSA_0512_md5_v1</text:p>
          </table:table-cell>
          <table:table-cell table:number-columns-repeated="1017"/>
        </table:table-row>
        <table:table-row table:style-name="ro1">
          <table:table-cell table:style-name="ce10" office:value-type="float" office:value="22">
            <text:p>22</text:p>
          </table:table-cell>
          <table:table-cell table:style-name="ce10" office:value-type="string">
            <text:p>S_RSA_1024_sha1_v1.R1s1v1.R1s1v1.R1s1v1</text:p>
          </table:table-cell>
          <table:table-cell table:style-name="ce63" table:content-validation-name="val13" office:value-type="string">
            <text:p>S_RSA_1024_sha1_v1.R1s1v1.R1s1v1.R1s1v1</text:p>
          </table:table-cell>
          <table:table-cell table:style-name="ce63" table:content-validation-name="val14" office:value-type="string">
            <text:p>I_RSA_1024_sha1_v1.R1s1v1.R1s1v1</text:p>
          </table:table-cell>
          <table:table-cell table:style-name="ce63" table:content-validation-name="val14" office:value-type="string">
            <text:p>I_RSA_1024_sha1_v1.R1s1v1</text:p>
          </table:table-cell>
          <table:table-cell table:style-name="ce63" table:content-validation-name="val14"/>
          <table:table-cell table:style-name="ce63" table:content-validation-name="val15" office:value-type="string">
            <text:p>R_RSA_1024_sha1_v1</text:p>
          </table:table-cell>
          <table:table-cell table:number-columns-repeated="1017"/>
        </table:table-row>
        <table:table-row table:style-name="ro1">
          <table:table-cell table:style-name="ce10" office:value-type="float" office:value="23">
            <text:p>23</text:p>
          </table:table-cell>
          <table:table-cell table:style-name="ce10" office:value-type="string">
            <text:p>S_RSA_2048_sha256_v1.R2s2v1.R2s2v1.R2s2v1</text:p>
          </table:table-cell>
          <table:table-cell table:style-name="ce63" table:content-validation-name="val13" office:value-type="string">
            <text:p>S_RSA_2048_sha256_v1.R2s2v1.R2s2v1.R2s2v1</text:p>
          </table:table-cell>
          <table:table-cell table:style-name="ce63" table:content-validation-name="val14" office:value-type="string">
            <text:p>I_RSA_2048_sha256_v1.R2s2v1.R2s2v1</text:p>
          </table:table-cell>
          <table:table-cell table:style-name="ce63" table:content-validation-name="val14" office:value-type="string">
            <text:p>I_RSA_2048_sha256_v1.R2s2v1</text:p>
          </table:table-cell>
          <table:table-cell table:style-name="ce63" table:content-validation-name="val14"/>
          <table:table-cell table:style-name="ce63" table:content-validation-name="val15" office:value-type="string">
            <text:p>R_RSA_2048_sha256_v1</text:p>
          </table:table-cell>
          <table:table-cell table:number-columns-repeated="1017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10" office:value-type="string">
            <text:p>S_RSA_1024_md5_v3.R1m5v3.R1m5v3.R1m5v3</text:p>
          </table:table-cell>
          <table:table-cell table:style-name="ce63" table:content-validation-name="val13" office:value-type="string">
            <text:p>S_RSA_1024_md5_v3.R1m5v3.R1m5v3.R1m5v3</text:p>
          </table:table-cell>
          <table:table-cell table:style-name="ce63" table:content-validation-name="val14" office:value-type="string">
            <text:p>I_RSA_1024_md5_v3.R1m5v3.R1m5v3</text:p>
          </table:table-cell>
          <table:table-cell table:style-name="ce63" table:content-validation-name="val14" office:value-type="string">
            <text:p>I_RSA_1024_md5_v3.R1m5v3</text:p>
          </table:table-cell>
          <table:table-cell table:style-name="ce63" table:content-validation-name="val14"/>
          <table:table-cell table:style-name="ce63" table:content-validation-name="val15" office:value-type="string">
            <text:p>R_RSA_1024_md5_v3</text:p>
          </table:table-cell>
          <table:table-cell table:number-columns-repeated="1017"/>
        </table:table-row>
        <table:table-row table:style-name="ro1">
          <table:table-cell table:style-name="ce10" office:value-type="float" office:value="25">
            <text:p>25</text:p>
          </table:table-cell>
          <table:table-cell table:style-name="ce10" office:value-type="string">
            <text:p>S_RSA_2048_sha1_v3.R2s1v3.R2s1v3.R2s1v3</text:p>
          </table:table-cell>
          <table:table-cell table:style-name="ce63" table:content-validation-name="val13" office:value-type="string">
            <text:p>S_RSA_2048_sha1_v3.R2s1v3.R2s1v3.R2s1v3</text:p>
          </table:table-cell>
          <table:table-cell table:style-name="ce63" table:content-validation-name="val14" office:value-type="string">
            <text:p>I_RSA_2048_sha1_v3.R2s1v3.R2s1v3</text:p>
          </table:table-cell>
          <table:table-cell table:style-name="ce63" table:content-validation-name="val14" office:value-type="string">
            <text:p>I_RSA_2048_sha1_v3.R2s1v3</text:p>
          </table:table-cell>
          <table:table-cell table:style-name="ce63" table:content-validation-name="val14"/>
          <table:table-cell table:style-name="ce63" table:content-validation-name="val15" office:value-type="string">
            <text:p>R_RSA_2048_sha1_v3</text:p>
          </table:table-cell>
          <table:table-cell table:number-columns-repeated="1017"/>
        </table:table-row>
        <table:table-row table:style-name="ro1">
          <table:table-cell table:style-name="ce10" office:value-type="float" office:value="26">
            <text:p>26</text:p>
          </table:table-cell>
          <table:table-cell table:style-name="ce10" office:value-type="string">
            <text:p>S_RSA_0512_sha256_v3.R5s2v3.R5s2v3.R5s2v3</text:p>
          </table:table-cell>
          <table:table-cell table:style-name="ce63" table:content-validation-name="val13" office:value-type="string">
            <text:p>S_RSA_0512_sha256_v3.R5s2v3.R5s2v3.R5s2v3</text:p>
          </table:table-cell>
          <table:table-cell table:style-name="ce63" table:content-validation-name="val14" office:value-type="string">
            <text:p>I_RSA_0512_sha256_v3.R5s2v3.R5s2v3</text:p>
          </table:table-cell>
          <table:table-cell table:style-name="ce63" table:content-validation-name="val14" office:value-type="string">
            <text:p>I_RSA_0512_sha256_v3.R5s2v3</text:p>
          </table:table-cell>
          <table:table-cell table:style-name="ce63" table:content-validation-name="val14"/>
          <table:table-cell table:style-name="ce63" table:content-validation-name="val15" office:value-type="string">
            <text:p>R_RSA_0512_sha256_v3</text:p>
          </table:table-cell>
          <table:table-cell table:number-columns-repeated="1017"/>
        </table:table-row>
        <table:table-row table:style-name="ro1">
          <table:table-cell table:style-name="ce10" office:value-type="float" office:value="27">
            <text:p>27</text:p>
          </table:table-cell>
          <table:table-cell table:style-name="ce10" office:value-type="string">
            <text:p>S_DSA_1024_sha1_v1.D1s1v1.D1s1v1.D1s1v1</text:p>
          </table:table-cell>
          <table:table-cell table:style-name="ce63" table:content-validation-name="val13" office:value-type="string">
            <text:p>S_DSA_1024_sha1_v1.D1s1v1.D1s1v1.D1s1v1</text:p>
          </table:table-cell>
          <table:table-cell table:style-name="ce63" table:content-validation-name="val14" office:value-type="string">
            <text:p>I_DSA_1024_sha1_v1.D1s1v1.D1s1v1</text:p>
          </table:table-cell>
          <table:table-cell table:style-name="ce63" table:content-validation-name="val14" office:value-type="string">
            <text:p>I_DSA_1024_sha1_v1.D1s1v1</text:p>
          </table:table-cell>
          <table:table-cell table:style-name="ce63" table:content-validation-name="val14"/>
          <table:table-cell table:style-name="ce63" table:content-validation-name="val15" office:value-type="string">
            <text:p>R_DSA_1024_sha1_v1</text:p>
          </table:table-cell>
          <table:table-cell table:number-columns-repeated="1017"/>
        </table:table-row>
        <table:table-row table:style-name="ro1">
          <table:table-cell table:style-name="ce10" office:value-type="float" office:value="28">
            <text:p>28</text:p>
          </table:table-cell>
          <table:table-cell table:style-name="ce10" office:value-type="string">
            <text:p>S_DSA_2048_sha256_v1.D2s2v1.D2s2v1.D2s2v1</text:p>
          </table:table-cell>
          <table:table-cell table:style-name="ce63" table:content-validation-name="val13" office:value-type="string">
            <text:p>S_DSA_2048_sha256_v1.D2s2v1.D2s2v1.D2s2v1</text:p>
          </table:table-cell>
          <table:table-cell table:style-name="ce63" table:content-validation-name="val14" office:value-type="string">
            <text:p>I_DSA_2048_sha256_v1.D2s2v1.D2s2v1</text:p>
          </table:table-cell>
          <table:table-cell table:style-name="ce63" table:content-validation-name="val14" office:value-type="string">
            <text:p>I_DSA_2048_sha256_v1.D2s2v1</text:p>
          </table:table-cell>
          <table:table-cell table:style-name="ce63" table:content-validation-name="val14"/>
          <table:table-cell table:style-name="ce63" table:content-validation-name="val15" office:value-type="string">
            <text:p>R_DSA_2048_sha256_v1</text:p>
          </table:table-cell>
          <table:table-cell table:number-columns-repeated="1017"/>
        </table:table-row>
        <table:table-row table:style-name="ro1">
          <table:table-cell table:style-name="ce10" office:value-type="float" office:value="29">
            <text:p>29</text:p>
          </table:table-cell>
          <table:table-cell table:style-name="ce10" office:value-type="string">
            <text:p>S_DSA_2048_sha1_v3.D2s1v3.D2s1v3.D2s1v3</text:p>
          </table:table-cell>
          <table:table-cell table:style-name="ce63" table:content-validation-name="val13" office:value-type="string">
            <text:p>S_DSA_2048_sha1_v3.D2s1v3.D2s1v3.D2s1v3</text:p>
          </table:table-cell>
          <table:table-cell table:style-name="ce63" table:content-validation-name="val14" office:value-type="string">
            <text:p>I_DSA_2048_sha1_v3.D2s1v3.D2s1v3</text:p>
          </table:table-cell>
          <table:table-cell table:style-name="ce63" table:content-validation-name="val14" office:value-type="string">
            <text:p>I_DSA_2048_sha1_v3.D2s1v3</text:p>
          </table:table-cell>
          <table:table-cell table:style-name="ce63" table:content-validation-name="val14"/>
          <table:table-cell table:style-name="ce63" table:content-validation-name="val15" office:value-type="string">
            <text:p>R_DSA_2048_sha1_v3</text:p>
          </table:table-cell>
          <table:table-cell table:number-columns-repeated="1017"/>
        </table:table-row>
        <table:table-row table:style-name="ro1">
          <table:table-cell table:style-name="ce10" office:value-type="float" office:value="30">
            <text:p>30</text:p>
          </table:table-cell>
          <table:table-cell table:style-name="ce10" office:value-type="string">
            <text:p>S_DSA_1024_sha256_v3.D1s2v3.D1s2v3.D1s2v3</text:p>
          </table:table-cell>
          <table:table-cell table:style-name="ce63" table:content-validation-name="val13" office:value-type="string">
            <text:p>S_DSA_1024_sha256_v3.D1s2v3.D1s2v3.D1s2v3</text:p>
          </table:table-cell>
          <table:table-cell table:style-name="ce63" table:content-validation-name="val14" office:value-type="string">
            <text:p>I_DSA_1024_sha256_v3.D1s2v3.D1s2v3</text:p>
          </table:table-cell>
          <table:table-cell table:style-name="ce63" table:content-validation-name="val14" office:value-type="string">
            <text:p>I_DSA_1024_sha256_v3.D1s2v3</text:p>
          </table:table-cell>
          <table:table-cell table:style-name="ce63" table:content-validation-name="val14"/>
          <table:table-cell table:style-name="ce63" table:content-validation-name="val15" office:value-type="string">
            <text:p>R_DSA_1024_sha256_v3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End</text:p>
          </table:table-cell>
          <table:table-cell table:style-name="ce10"/>
          <table:table-cell table:style-name="ce63" table:content-validation-name="val13"/>
          <table:table-cell table:style-name="ce63" table:content-validation-name="val14" table:number-columns-repeated="3"/>
          <table:table-cell table:style-name="ce63" table:content-validation-name="val15"/>
          <table:table-cell table:number-columns-repeated="1017"/>
        </table:table-row>
        <table:table-row table:style-name="ro1" table:number-rows-repeated="17">
          <table:table-cell table:style-name="ce10" table:number-columns-repeated="2"/>
          <table:table-cell table:style-name="ce63" table:content-validation-name="val13"/>
          <table:table-cell table:style-name="ce63" table:content-validation-name="val14" table:number-columns-repeated="3"/>
          <table:table-cell table:style-name="ce63" table:content-validation-name="val15"/>
          <table:table-cell table:number-columns-repeated="1017"/>
        </table:table-row>
        <table:table-row table:style-name="ro1">
          <table:table-cell table:style-name="ce10" office:value-type="string">
            <text:p>End</text:p>
          </table:table-cell>
          <table:table-cell table:style-name="ce10"/>
          <table:table-cell table:style-name="ce63" table:content-validation-name="val13"/>
          <table:table-cell table:style-name="ce63" table:content-validation-name="val14" table:number-columns-repeated="3"/>
          <table:table-cell table:style-name="ce63" table:content-validation-name="val15"/>
          <table:table-cell table:number-columns-repeated="1017"/>
        </table:table-row>
        <table:table-row table:style-name="ro1" table:number-rows-repeated="48">
          <table:table-cell table:style-name="ce10" table:number-columns-repeated="2"/>
          <table:table-cell table:style-name="ce63" table:content-validation-name="val13"/>
          <table:table-cell table:style-name="ce63" table:content-validation-name="val14" table:number-columns-repeated="3"/>
          <table:table-cell table:style-name="ce63" table:content-validation-name="val15"/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選択肢" table:style-name="ta1">
        <office:forms form:automatic-focus="false" form:apply-design-mode="false"/>
        <table:table-column table:style-name="co7" table:number-columns-repeated="2" table:default-cell-style-name="ce69"/>
        <table:table-column table:style-name="co10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7" table:number-columns-repeated="1016" table:default-cell-style-name="ce69"/>
        <table:table-row table:style-name="ro3">
          <table:table-cell table:style-name="ce67" office:value-type="string">
            <text:p>鍵種別</text:p>
          </table:table-cell>
          <table:table-cell table:style-name="ce67" office:value-type="string">
            <text:p>鍵長</text:p>
          </table:table-cell>
          <table:table-cell table:style-name="ce70" office:value-type="string">
            <text:p>メッセージダイジェスト</text:p>
          </table:table-cell>
          <table:table-cell table:style-name="ce70" office:value-type="string">
            <text:p>basicConstraints</text:p>
          </table:table-cell>
          <table:table-cell table:style-name="ce70" office:value-type="string">
            <text:p>keyUsage</text:p>
          </table:table-cell>
          <table:table-cell table:style-name="ce70" office:value-type="string">
            <text:p>extendedKeyUsage</text:p>
          </table:table-cell>
          <table:table-cell table:style-name="ce70" office:value-type="string">
            <text:p>subjectKeyIdentifier</text:p>
          </table:table-cell>
          <table:table-cell table:style-name="ce70" office:value-type="string">
            <text:p>authorityKeyIdentifier</text:p>
          </table:table-cell>
          <table:table-cell table:style-name="ce67" table:number-columns-repeated="3"/>
          <table:table-cell table:style-name="ce72" table:number-columns-repeated="1013"/>
        </table:table-row>
        <table:table-row table:style-name="ro1">
          <table:table-cell table:style-name="ce68" office:value-type="string">
            <text:p>RSA</text:p>
          </table:table-cell>
          <table:table-cell table:style-name="ce68" office:value-type="float" office:value="512">
            <text:p>512</text:p>
          </table:table-cell>
          <table:table-cell table:style-name="ce68" office:value-type="string">
            <text:p>md5</text:p>
          </table:table-cell>
          <table:table-cell table:style-name="ce71" office:value-type="string">
            <text:p>CA:TRUE</text:p>
          </table:table-cell>
          <table:table-cell table:style-name="ce68" office:value-type="string">
            <text:p>digitalSignature</text:p>
          </table:table-cell>
          <table:table-cell table:style-name="ce68" office:value-type="string">
            <text:p>serverAuth</text:p>
          </table:table-cell>
          <table:table-cell table:style-name="ce68" office:value-type="string">
            <text:p>hash</text:p>
          </table:table-cell>
          <table:table-cell table:style-name="ce68" office:value-type="string">
            <text:p>keyid:always</text:p>
          </table:table-cell>
          <table:table-cell table:style-name="ce68" table:number-columns-repeated="3"/>
          <table:table-cell table:number-columns-repeated="1013"/>
        </table:table-row>
        <table:table-row table:style-name="ro1">
          <table:table-cell table:style-name="ce68" office:value-type="string">
            <text:p>DSA</text:p>
          </table:table-cell>
          <table:table-cell table:style-name="ce68" office:value-type="float" office:value="1024">
            <text:p>1024</text:p>
          </table:table-cell>
          <table:table-cell table:style-name="ce68" office:value-type="string">
            <text:p>sha1</text:p>
          </table:table-cell>
          <table:table-cell table:style-name="ce71" office:value-type="string">
            <text:p>CA:FALSE</text:p>
          </table:table-cell>
          <table:table-cell table:style-name="ce68" office:value-type="string">
            <text:p>nonRepudiation</text:p>
          </table:table-cell>
          <table:table-cell table:style-name="ce68" office:value-type="string">
            <text:p>clientAuth</text:p>
          </table:table-cell>
          <table:table-cell table:style-name="ce68"/>
          <table:table-cell table:style-name="ce68" office:value-type="string">
            <text:p>issuer:always</text:p>
          </table:table-cell>
          <table:table-cell table:style-name="ce68" table:number-columns-repeated="3"/>
          <table:table-cell table:number-columns-repeated="1013"/>
        </table:table-row>
        <table:table-row table:style-name="ro1">
          <table:table-cell table:style-name="ce68"/>
          <table:table-cell table:style-name="ce68" office:value-type="float" office:value="2048">
            <text:p>2048</text:p>
          </table:table-cell>
          <table:table-cell table:style-name="ce68" office:value-type="string">
            <text:p>sha256</text:p>
          </table:table-cell>
          <table:table-cell table:style-name="ce71" office:value-type="string">
            <text:p>critical, CA:TRUE</text:p>
          </table:table-cell>
          <table:table-cell table:style-name="ce68" office:value-type="string">
            <text:p>keyEncipherment</text:p>
          </table:table-cell>
          <table:table-cell table:style-name="ce68" office:value-type="string">
            <text:p>codeSigning</text:p>
          </table:table-cell>
          <table:table-cell table:style-name="ce68" table:number-columns-repeated="5"/>
          <table:table-cell table:number-columns-repeated="1013"/>
        </table:table-row>
        <table:table-row table:style-name="ro1">
          <table:table-cell table:style-name="ce68" table:number-columns-repeated="3"/>
          <table:table-cell table:style-name="ce71" office:value-type="string">
            <text:p>critical, CA:FALSE</text:p>
          </table:table-cell>
          <table:table-cell table:style-name="ce68" office:value-type="string">
            <text:p>dataEncipherment</text:p>
          </table:table-cell>
          <table:table-cell table:style-name="ce68" office:value-type="string">
            <text:p>emailProtection</text:p>
          </table:table-cell>
          <table:table-cell table:style-name="ce68" table:number-columns-repeated="5"/>
          <table:table-cell table:number-columns-repeated="1013"/>
        </table:table-row>
        <table:table-row table:style-name="ro1">
          <table:table-cell table:style-name="ce68" table:number-columns-repeated="3"/>
          <table:table-cell table:style-name="ce71" office:value-type="string">
            <text:p>CA:TRUE, pathlen:1</text:p>
          </table:table-cell>
          <table:table-cell table:style-name="ce68" office:value-type="string">
            <text:p>keyAgreement</text:p>
          </table:table-cell>
          <table:table-cell table:style-name="ce68" office:value-type="string">
            <text:p>timeStamping</text:p>
          </table:table-cell>
          <table:table-cell table:style-name="ce68" table:number-columns-repeated="5"/>
          <table:table-cell table:number-columns-repeated="1013"/>
        </table:table-row>
        <table:table-row table:style-name="ro1">
          <table:table-cell table:style-name="ce68" table:number-columns-repeated="3"/>
          <table:table-cell table:style-name="ce71" office:value-type="string">
            <text:p>CA:FALSE, pathlen:1</text:p>
          </table:table-cell>
          <table:table-cell table:style-name="ce68" office:value-type="string">
            <text:p>keyCertSign</text:p>
          </table:table-cell>
          <table:table-cell table:style-name="ce68" office:value-type="string">
            <text:p>msSGC</text:p>
          </table:table-cell>
          <table:table-cell table:style-name="ce68" table:number-columns-repeated="5"/>
          <table:table-cell table:number-columns-repeated="1013"/>
        </table:table-row>
        <table:table-row table:style-name="ro1">
          <table:table-cell table:style-name="ce68" table:number-columns-repeated="4"/>
          <table:table-cell table:style-name="ce68" office:value-type="string">
            <text:p>cRLSign</text:p>
          </table:table-cell>
          <table:table-cell table:style-name="ce68" office:value-type="string">
            <text:p>nsSGC</text:p>
          </table:table-cell>
          <table:table-cell table:style-name="ce68" table:number-columns-repeated="5"/>
          <table:table-cell table:number-columns-repeated="1013"/>
        </table:table-row>
        <table:table-row table:style-name="ro1">
          <table:table-cell table:style-name="ce68" table:number-columns-repeated="4"/>
          <table:table-cell table:style-name="ce68" office:value-type="string">
            <text:p>encipherOnly</text:p>
          </table:table-cell>
          <table:table-cell table:style-name="ce68" office:value-type="string">
            <text:p>msSmartcardLogin</text:p>
          </table:table-cell>
          <table:table-cell table:style-name="ce68" table:number-columns-repeated="5"/>
          <table:table-cell table:number-columns-repeated="1013"/>
        </table:table-row>
        <table:table-row table:style-name="ro1">
          <table:table-cell table:style-name="ce68" table:number-columns-repeated="4"/>
          <table:table-cell table:style-name="ce68" office:value-type="string">
            <text:p>decipherOnly</text:p>
          </table:table-cell>
          <table:table-cell table:style-name="ce68" table:number-columns-repeated="6"/>
          <table:table-cell table:number-columns-repeated="1013"/>
        </table:table-row>
        <table:table-row table:style-name="ro1" table:number-rows-repeated="10">
          <table:table-cell table:style-name="ce68" table:number-columns-repeated="11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uthorityKeyIdentifier" table:base-cell-address="$選択肢.$E$19" table:expression="OFFSET([$選択肢.$H$2:.$H$20]; 0; 0; COUNTA([$選択肢.$H$2:.$H$20]);1)"/>
        <table:named-expression table:name="basicConstraints" table:base-cell-address="$選択肢.$E$19" table:expression="OFFSET([$選択肢.$D$2:.$D$20]; 0; 0; COUNTA([$選択肢.$D$2:.$D$20]);1)"/>
        <table:named-expression table:name="extendedKeyUsage" table:base-cell-address="$選択肢.$E$19" table:expression="OFFSET([$選択肢.$F$2:.$F$20]; 0; 0; COUNTA([$選択肢.$F$2:.$F$20]);1)"/>
        <table:named-expression table:name="keyUsage" table:base-cell-address="$選択肢.$E$19" table:expression="OFFSET([$選択肢.$E$2:.$E$20]; 0; 0; COUNTA([$選択肢.$E$2:.$E$20]);1)"/>
        <table:named-expression table:name="subjectKeyIdentifier" table:base-cell-address="$選択肢.$E$19" table:expression="OFFSET([$選択肢.$G$2:.$G$20]; 0; 0; COUNTA([$選択肢.$G$2:.$G$20]);1)"/>
        <table:named-expression table:name="サーバ証明書" table:base-cell-address="$中間証明書.$B$1" table:expression="OFFSET([$サーバ証明書.$B$4:.$B$16];0;0;COUNTA([$サーバ証明書.$B$4:.$B$16]);1)"/>
        <table:named-expression table:name="メッセージダイジェスト" table:base-cell-address="$ルート証明書.$V$4" table:expression="OFFSET([$選択肢.$C$2:.$C$14];0;0;COUNTA([$選択肢.$C$2:.$C$14]);1)"/>
        <table:named-expression table:name="ルート証明書" table:base-cell-address="$サーバ証明書.$C$12" table:expression="OFFSET([$ルート証明書.$B$4:.$B$7];0;0;COUNTA([$ルート証明書.$B$4:.$B$7]);1)"/>
        <table:named-expression table:name="中間証明書" table:base-cell-address="$サーバ証明書.$C$19" table:expression="OFFSET([$中間証明書.$B$4:.$B$16];0;0;COUNTA([$中間証明書.$B$4:.$B$16]);1)"/>
        <table:named-expression table:name="鍵種別" table:base-cell-address="$証明書チェイン.$E$17" table:expression="OFFSET([$選択肢.$A$2:.$A$14];0;0;COUNTA([$選択肢.$A$2:.$A$14]);1)"/>
        <table:named-expression table:name="鍵長" table:base-cell-address="$証明書チェイン.$E$17" table:expression="OFFSET([$選択肢.$B$2:.$B$14];0;0;COUNTA([$選択肢.$B$2:.$B$14])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効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00/00/00</text:date>, <text:time style:data-style-name="N2" text:time-value="0000-00-00T02:51:06.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7H10M14S</meta:editing-duration>
    <meta:editing-cycles>232</meta:editing-cycles>
    <meta:generator>LibreOffice/3.6$Windows_x86 LibreOffice_project/e29a214-2bbed72-0621de6-a97528c-8f066d</meta:generator>
    <dc:date>2012-12-01T03:20:21.18</dc:date>
    <meta:document-statistic meta:table-count="5" meta:cell-count="1175" meta:object-count="0"/>
    <meta:user-defined meta:name="Info 1"/>
    <meta:user-defined meta:name="Info 2"/>
    <meta:user-defined meta:name="Info 3"/>
    <meta:user-defined meta:name="Info 4"/>
  </office:meta>
</office:document-meta>
</file>